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Wingdings" svg:font-family="Wingdings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6" svg:font-family="'Bitstream Vera Sans'" style:font-pitch="variable"/>
    <style:font-face style:name="OpenSymbol2" svg:font-family="OpenSymbol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Gra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2.007cm" table:align="left"/>
    </style:style>
    <style:style style:name="Tableau1.A" style:family="table-column">
      <style:table-column-properties style:column-width="1.207cm"/>
    </style:style>
    <style:style style:name="Tableau1.B" style:family="table-column">
      <style:table-column-properties style:column-width="0.801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officeooo:paragraph-rsid="00329769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text-properties fo:font-size="14pt" style:font-size-asian="14pt" style:font-size-complex="14pt"/>
    </style:style>
    <style:style style:name="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5b7f6f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_5f_En-tête">
      <style:text-properties fo:font-variant="normal" fo:text-transform="none" fo:color="#d7e12c" loext:opacity="100%" style:font-name="Bitstream Vera Sans1" fo:font-size="15pt" fo:font-style="normal" fo:text-shadow="none" fo:font-weight="bold" officeooo:rsid="001840c9" officeooo:paragraph-rsid="0035774d" style:font-size-asian="15pt" style:font-style-asian="normal" style:font-size-complex="15pt" style:font-style-complex="normal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28" style:family="paragraph" style:parent-style-name="Cours_5f_definition_5f_titre">
      <style:paragraph-properties fo:margin-top="0.101cm" fo:margin-bottom="0cm" style:contextual-spacing="false"/>
      <style:text-properties fo:color="#000000" loext:opacity="100%" style:font-name="Bitstream Vera Sans1" fo:font-size="9pt" fo:font-style="normal" fo:font-weight="normal" officeooo:paragraph-rsid="001b060a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margin-top="0.101cm" fo:margin-bottom="0cm" style:contextual-spacing="false"/>
      <style:text-properties officeooo:paragraph-rsid="001a795e"/>
    </style:style>
    <style:style style:name="P30" style:family="paragraph" style:parent-style-name="Standard">
      <style:paragraph-properties fo:margin-top="0.101cm" fo:margin-bottom="0cm" style:contextual-spacing="false" style:shadow="none"/>
      <style:text-properties style:font-name="Bitstream Vera Sans6" fo:font-size="10pt" fo:font-style="italic" officeooo:rsid="000a2643" officeooo:paragraph-rsid="004c7b3e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top="0cm" fo:margin-bottom="0.101cm" style:contextual-spacing="false"/>
      <style:text-properties officeooo:paragraph-rsid="001a795e"/>
    </style:style>
    <style:style style:name="P32" style:family="paragraph" style:parent-style-name="_5f_Paragraphe_20_livret_20_">
      <style:paragraph-properties fo:margin-top="0.3cm" fo:margin-bottom="0cm" style:contextual-spacing="false"/>
    </style:style>
    <style:style style:name="P33" style:family="paragraph" style:parent-style-name="_5f_Paragraphe_20_livret_20_">
      <style:paragraph-properties fo:margin-top="0.03cm" fo:margin-bottom="0cm" style:contextual-spacing="false" fo:text-align="start" style:justify-single-word="false"/>
      <style:text-properties officeooo:paragraph-rsid="006195de"/>
    </style:style>
    <style:style style:name="P34" style:family="paragraph" style:parent-style-name="_5f_Paragraphe_20_livret_20_réponse_20_pointillé">
      <style:paragraph-properties fo:margin-top="0.049cm" fo:margin-bottom="0cm" style:contextual-spacing="false">
        <style:tab-stops>
          <style:tab-stop style:position="9.308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6e0e1d"/>
    </style:style>
    <style:style style:name="P35" style:family="paragraph" style:parent-style-name="FILET_5f_POINTILLES" style:list-style-name="Num_5f_Exo"/>
    <style:style style:name="P36" style:family="paragraph" style:parent-style-name="FILET_5f_POINTILLES" style:list-style-name="Num_5f_Exo">
      <style:text-properties officeooo:paragraph-rsid="006e25fc"/>
    </style:style>
    <style:style style:name="P37" style:family="paragraph" style:parent-style-name="FILET_5f_POINTILLES" style:list-style-name="Num_5f_Exo">
      <style:paragraph-properties style:line-height-at-least="0.801cm"/>
    </style:style>
    <style:style style:name="P38" style:family="paragraph" style:parent-style-name="FILET_5f_POINTILLES" style:list-style-name="_5f_Numérotation_20_des_20_exercices_20_livrets"/>
    <style:style style:name="P39" style:family="paragraph" style:parent-style-name="FILET_5f_POINTILLES" style:list-style-name="_5f_Numérotation_20_des_20_exercices_20_livrets">
      <style:text-properties officeooo:paragraph-rsid="0069be03"/>
    </style:style>
    <style:style style:name="P40" style:family="paragraph" style:parent-style-name="FILET_5f_POINTILLES" style:list-style-name="liste_5f_abc"/>
    <style:style style:name="P41" style:family="paragraph" style:parent-style-name="FILET_5f_POINTILLES" style:list-style-name="liste_5f_abc">
      <style:paragraph-properties fo:margin-top="0.101cm" fo:margin-bottom="0cm" style:contextual-spacing="false" style:line-height-at-least="0.801cm"/>
    </style:style>
    <style:style style:name="P42" style:family="paragraph" style:parent-style-name="FILET_5f_POINTILLES" style:list-style-name="liste_5f_abc">
      <style:paragraph-properties fo:margin-top="0.199cm" fo:margin-bottom="0cm" style:contextual-spacing="false" style:line-height-at-least="0.801cm"/>
    </style:style>
    <style:style style:name="P43" style:family="paragraph" style:parent-style-name="FILET_5f_POINTILLES" style:list-style-name="liste_5f_abc">
      <style:paragraph-properties fo:margin-top="0.199cm" fo:margin-bottom="0cm" style:contextual-spacing="false" style:line-height-at-least="0.801cm"/>
      <style:text-properties officeooo:paragraph-rsid="0069be03"/>
    </style:style>
    <style:style style:name="P44" style:family="paragraph" style:parent-style-name="Standard" style:list-style-name="_5f_Numérotation_20_des_20_exercices_20_livrets">
      <style:paragraph-properties fo:margin-left="0cm" fo:margin-right="0cm" fo:margin-top="0.049cm" fo:margin-bottom="0.049cm" style:contextual-spacing="false" fo:text-indent="0cm" style:auto-text-indent="false" style:shadow="none"/>
      <style:text-properties fo:color="#cc0000" loext:opacity="100%" style:font-name="Bitstream Vera Sans1" fo:font-size="10pt" fo:font-style="normal" fo:font-weight="bold" officeooo:rsid="00210672" officeooo:paragraph-rsid="006a7125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Standard" style:list-style-name="Num_5f_Exo">
      <style:paragraph-properties fo:margin-top="0.101cm" fo:margin-bottom="0cm" style:contextual-spacing="false"/>
      <style:text-properties officeooo:paragraph-rsid="004c7b3e"/>
    </style:style>
    <style:style style:name="P46" style:family="paragraph" style:parent-style-name="Table_20_Contents" style:list-style-name="Num_5f_Exo">
      <style:paragraph-properties fo:margin-top="0.101cm" fo:margin-bottom="0.101cm" style:contextual-spacing="false" fo:text-align="justify" style:justify-single-word="false"/>
      <style:text-properties style:font-name="Bitstream Vera Sans6" fo:font-size="9pt" officeooo:rsid="00086541" officeooo:paragraph-rsid="004c7b3e" style:font-size-asian="9pt" style:font-size-complex="9pt"/>
    </style:style>
    <style:style style:name="P47" style:family="paragraph" style:parent-style-name="Table_20_Contents" style:list-style-name="Num_5f_Exo">
      <style:paragraph-properties fo:margin-top="0.101cm" fo:margin-bottom="0.101cm" style:contextual-spacing="false" fo:text-align="justify" style:justify-single-word="false"/>
      <style:text-properties fo:color="#c74028" loext:opacity="100%" style:font-name="Bitstream Vera Sans6" fo:font-size="9pt" fo:font-weight="bold" officeooo:rsid="00086541" officeooo:paragraph-rsid="004c7b3e" style:font-size-asian="9pt" style:font-weight-asian="bold" style:font-size-complex="9pt" style:font-weight-complex="bold"/>
    </style:style>
    <style:style style:name="P48" style:family="paragraph" style:parent-style-name="Table_20_Contents" style:list-style-name="Num_5f_Exo">
      <style:paragraph-properties fo:margin-top="0.101cm" fo:margin-bottom="0.101cm" style:contextual-spacing="false" fo:text-align="justify" style:justify-single-word="false"/>
      <style:text-properties fo:color="#1ca2b8" loext:opacity="100%" style:font-name="Bitstream Vera Sans6" fo:font-size="9pt" fo:font-weight="bold" officeooo:rsid="00086541" officeooo:paragraph-rsid="004c7b3e" style:font-size-asian="9pt" style:font-weight-asian="bold" style:font-size-complex="9pt" style:font-weight-complex="bold"/>
    </style:style>
    <style:style style:name="P49" style:family="paragraph" style:parent-style-name="Table_20_Contents" style:list-style-name="Num_5f_Exo">
      <style:paragraph-properties fo:margin-top="0.101cm" fo:margin-bottom="0.101cm" style:contextual-spacing="false" fo:text-align="justify" style:justify-single-word="false"/>
      <style:text-properties fo:color="#7fb241" loext:opacity="100%" style:font-name="Bitstream Vera Sans6" fo:font-size="9pt" fo:font-weight="bold" officeooo:rsid="00086541" officeooo:paragraph-rsid="004c7b3e" style:font-size-asian="9pt" style:font-weight-asian="bold" style:font-size-complex="9pt" style:font-weight-complex="bold"/>
    </style:style>
    <style:style style:name="P50" style:family="paragraph" style:parent-style-name="_5f_Paragraphe_20_livret_20_" style:list-style-name="Num_5f_Exo">
      <style:text-properties officeooo:paragraph-rsid="005e816d"/>
    </style:style>
    <style:style style:name="P51" style:family="paragraph" style:parent-style-name="_5f_Paragraphe_20_livret_20_" style:list-style-name="Num_5f_Exo">
      <style:paragraph-properties fo:margin-top="0.101cm" fo:margin-bottom="0.199cm" style:contextual-spacing="false"/>
    </style:style>
    <style:style style:name="P52" style:family="paragraph" style:parent-style-name="_5f_Paragraphe_20_livret_20_" style:list-style-name="_5f_Numérotation_20_des_20_exercices_20_livrets">
      <style:paragraph-properties fo:margin-top="0.03cm" fo:margin-bottom="0cm" style:contextual-spacing="false" fo:text-align="start" style:justify-single-word="false"/>
      <style:text-properties officeooo:paragraph-rsid="006e25fc"/>
    </style:style>
    <style:style style:name="P53" style:family="paragraph" style:parent-style-name="_5f_Paragraphe_20_livret_20_" style:list-style-name="Num_5f_Exo">
      <style:paragraph-properties fo:margin-top="0cm" fo:margin-bottom="0.199cm" style:contextual-spacing="false" fo:text-align="center" style:justify-single-word="false"/>
      <style:text-properties officeooo:paragraph-rsid="004ef359"/>
    </style:style>
    <style:style style:name="P54" style:family="paragraph" style:parent-style-name="_5f_Paragraphe_20_livret_20_" style:list-style-name="Num_5f_Exo">
      <style:paragraph-properties fo:margin-top="0.101cm" fo:margin-bottom="0cm" style:contextual-spacing="false"/>
    </style:style>
    <style:style style:name="P55" style:family="paragraph" style:parent-style-name="_5f_Paragraphe_20_livret_20_" style:list-style-name="liste_5f_abc">
      <style:paragraph-properties fo:margin-top="0.3cm" fo:margin-bottom="0.101cm" style:contextual-spacing="false"/>
    </style:style>
    <style:style style:name="P56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5c956f"/>
    </style:style>
    <style:style style:name="P57" style:family="paragraph" style:parent-style-name="_5f_Paragraphe_20_livret_20_" style:list-style-name="_5f_Numérotation_20_des_20_exercices_20_livrets">
      <style:paragraph-properties fo:margin-top="0.199cm" fo:margin-bottom="0cm" style:contextual-spacing="false" fo:text-align="start" style:justify-single-word="false"/>
      <style:text-properties officeooo:paragraph-rsid="006e25fc"/>
    </style:style>
    <style:style style:name="P58" style:family="paragraph" style:parent-style-name="_5f_Paragraphe_20_livret_20_réponse_20_pointillé" style:list-style-name="liste_5f_abc">
      <style:paragraph-properties>
        <style:tab-stops>
          <style:tab-stop style:position="9.093cm" style:type="right" style:leader-style="dotted" style:leader-text="."/>
          <style:tab-stop style:position="9.14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P59" style:family="paragraph" style:parent-style-name="_5f_Paragraphe_20_livret_20_réponse_20_pointillé" style:list-style-name="liste_5f_abc">
      <style:paragraph-properties fo:margin-top="0.049cm" fo:margin-bottom="0cm" style:contextual-spacing="false">
        <style:tab-stops>
          <style:tab-stop style:position="9.14cm" style:type="right" style:leader-style="dotted" style:leader-text="."/>
          <style:tab-stop style:position="9.308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5808b0"/>
    </style:style>
    <style:style style:name="P60" style:family="paragraph" style:parent-style-name="_5f_Paragraphe_20_livret_20_réponse_20_pointillé" style:list-style-name="liste_5f_abc">
      <style:paragraph-properties fo:margin-top="0.049cm" fo:margin-bottom="0cm" style:contextual-spacing="false">
        <style:tab-stops>
          <style:tab-stop style:position="9.14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P61" style:family="paragraph" style:parent-style-name="_5f_Paragraphe_20_livret_20_réponse_20_pointillé" style:list-style-name="liste_5f_abc">
      <style:paragraph-properties fo:margin-top="0.049cm" fo:margin-bottom="0cm" style:contextual-spacing="false">
        <style:tab-stops>
          <style:tab-stop style:position="9.14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5808b0"/>
    </style:style>
    <style:style style:name="P62" style:family="paragraph" style:parent-style-name="_5f_Paragraphe_20_livret_20_réponse_20_pointillé" style:list-style-name="liste_5f_abc">
      <style:paragraph-properties fo:margin-top="0.049cm" fo:margin-bottom="0cm" style:contextual-spacing="false">
        <style:tab-stops>
          <style:tab-stop style:position="9.14cm" style:type="right" style:leader-style="dotted" style:leader-text="."/>
          <style:tab-stop style:position="9.405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5e816d"/>
    </style:style>
    <style:style style:name="P63" style:family="paragraph" style:parent-style-name="_5f_Paragraphe_20_livret_20_réponse_20_pointillé" style:list-style-name="liste_5f_abc">
      <style:paragraph-properties fo:margin-top="0.049cm" fo:margin-bottom="0cm" style:contextual-spacing="false">
        <style:tab-stops>
          <style:tab-stop style:position="9.308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5808b0"/>
    </style:style>
    <style:style style:name="P64" style:family="paragraph" style:parent-style-name="_5f_Paragraphe_20_livret_20_réponse_20_pointillé" style:list-style-name="liste_5f_abc">
      <style:paragraph-properties fo:margin-top="0.049cm" fo:margin-bottom="0cm" style:contextual-spacing="false">
        <style:tab-stops>
          <style:tab-stop style:position="9.308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6e0e1d"/>
    </style:style>
    <style:style style:name="P65" style:family="paragraph" style:parent-style-name="_5f_Paragraphe_20_livret_20_réponse_20_pointillé" style:list-style-name="liste_5f_abc">
      <style:paragraph-properties fo:margin-top="0.049cm" fo:margin-bottom="0cm" style:contextual-spacing="false">
        <style:tab-stops>
          <style:tab-stop style:position="9.308cm" style:type="right" style:leader-style="dotted" style:leader-text="."/>
          <style:tab-stop style:position="9.405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6e0e1d"/>
    </style:style>
    <style:style style:name="P66" style:family="paragraph" style:parent-style-name="_5f_Pied_20_de_20_page" style:list-style-name="">
      <style:paragraph-properties fo:text-align="end" style:justify-single-word="false"/>
    </style:style>
    <style:style style:name="P67" style:family="paragraph" style:parent-style-name="_5f_Pied_20_de_20_page">
      <style:paragraph-properties fo:text-align="end" style:justify-single-word="false"/>
    </style:style>
    <style:style style:name="P68" style:family="paragraph" style:parent-style-name="_5f_Pied_20_de_20_page" style:list-style-name=""/>
    <style:style style:name="P69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0" style:family="paragraph" style:parent-style-name="_5f_Titre_20_d_27_exercices_20_livret_20_sans_20_titre" style:list-style-name="Num_5f_Exo">
      <style:text-properties officeooo:paragraph-rsid="005808b0"/>
    </style:style>
    <style:style style:name="P71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38" fo:break-before="auto" fo:break-after="auto" style:shadow="none"/>
      <style:text-properties style:font-name="Bitstream Vera Sans1" fo:font-size="10pt" fo:font-style="normal" fo:font-weight="bold" officeooo:paragraph-rsid="004c7b3e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_5f_Titre_20_d_27_exercices_20_livret_20_sans_20_titre" style:list-style-name="Num_5f_Exo">
      <style:paragraph-properties fo:margin-top="0cm" fo:margin-bottom="0.199cm" style:contextual-spacing="false" style:shadow="none"/>
      <style:text-properties officeooo:paragraph-rsid="004c7b3e"/>
    </style:style>
    <style:style style:name="P73" style:family="paragraph" style:parent-style-name="_5f_Titre_20_d_27_exercices_20_livret_20_sans_20_titre" style:list-style-name="Num_5f_Exo">
      <style:paragraph-properties fo:margin-top="0.229cm" fo:margin-bottom="0.199cm" style:contextual-spacing="false"/>
      <style:text-properties officeooo:paragraph-rsid="005c956f"/>
    </style:style>
    <style:style style:name="P74" style:family="paragraph" style:parent-style-name="_5f_Titre_20_d_27_exercices_20_livret_20_sans_20_titre" style:list-style-name="Num_5f_Exo">
      <style:paragraph-properties fo:margin-top="0.6cm" fo:margin-bottom="0cm" style:contextual-spacing="false"/>
    </style:style>
    <style:style style:name="P75" style:family="paragraph" style:parent-style-name="_5f_Titre_20_d_27_exercices_20_livret_20_sans_20_titre" style:list-style-name="Num_5f_Exo">
      <style:paragraph-properties fo:margin-top="0.6cm" fo:margin-bottom="0.199cm" style:contextual-spacing="false"/>
      <style:text-properties officeooo:paragraph-rsid="005c956f"/>
    </style:style>
    <style:style style:name="P76" style:family="paragraph" style:parent-style-name="_5f_Titre_20_d_27_exercices_20_livret_20_sans_20_titre" style:list-style-name="Num_5f_Exo">
      <style:paragraph-properties fo:margin-top="0.6cm" fo:margin-bottom="0.199cm" style:contextual-spacing="false"/>
      <style:text-properties officeooo:paragraph-rsid="0058d7df"/>
    </style:style>
    <style:style style:name="P77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78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79" style:family="paragraph">
      <style:paragraph-properties fo:text-align="center"/>
    </style:style>
    <style:style style:name="P8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82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5774d"/>
    </style:style>
    <style:style style:name="T6" style:family="text">
      <style:text-properties officeooo:rsid="001bf25b"/>
    </style:style>
    <style:style style:name="T7" style:family="text">
      <style:text-properties fo:text-transform="uppercase" fo:color="#808080" loext:opacity="100%" style:font-name="Bitstream Vera Sans2" fo:font-size="9pt" officeooo:rsid="001bf25b" fo:background-color="transparent" loext:char-shading-value="0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Bitstream Vera Sans1" fo:font-size="10pt" fo:font-style="normal" style:text-underline-style="none" fo:font-weight="normal" officeooo:rsid="002cc9f0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0" style:family="text">
      <style:text-properties fo:color="#000000" loext:opacity="100%" style:font-name="Bitstream Vera Sans1" fo:font-size="10pt" fo:font-style="normal" style:text-underline-style="none" fo:font-weight="normal" officeooo:rsid="002ee9b2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1" style:family="text">
      <style:text-properties fo:color="#000000" loext:opacity="100%" style:font-name="Bitstream Vera Sans1" fo:font-size="10pt" fo:font-style="normal" style:text-underline-style="none" fo:font-weight="normal" officeooo:rsid="000a2643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2" style:family="text">
      <style:text-properties fo:color="#000000" loext:opacity="100%" style:font-name="Bitstream Vera Sans1" fo:font-size="10pt" fo:font-style="normal" style:text-underline-style="none" fo:font-weight="normal" officeooo:rsid="002cc9f0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99%"/>
    </style:style>
    <style:style style:name="T13" style:family="text">
      <style:text-properties fo:color="#000000" loext:opacity="100%" style:font-name="Bitstream Vera Sans1" fo:font-size="10pt" fo:font-style="normal" style:text-underline-style="none" fo:font-weight="normal" officeooo:rsid="002ee9b2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99%"/>
    </style:style>
    <style:style style:name="T14" style:family="text">
      <style:text-properties fo:color="#000000" loext:opacity="100%" style:font-name="Bitstream Vera Sans1" fo:font-size="10pt" fo:font-style="normal" style:text-underline-style="none" fo:font-weight="normal" officeooo:rsid="004c7b3e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99%"/>
    </style:style>
    <style:style style:name="T15" style:family="text">
      <style:text-properties fo:color="#000000" loext:opacity="100%" style:font-name="Bitstream Vera Sans1" fo:font-size="10pt" fo:font-style="normal" style:text-underline-style="none" fo:font-weight="normal" officeooo:rsid="004c7b3e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6" style:family="text">
      <style:text-properties fo:color="#000000" loext:opacity="100%" style:font-name="Bitstream Vera Sans1" fo:font-size="10pt" fo:font-style="normal" style:text-underline-style="none" fo:font-weight="normal" officeooo:rsid="006b2248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7" style:family="text">
      <style:text-properties fo:color="#000000" loext:opacity="100%" style:font-name="Bitstream Vera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loext:opacity="100%" style:font-name="Bitstream Vera Sans1" fo:font-size="10pt" fo:font-style="normal" style:text-underline-style="none" fo:font-weight="normal" officeooo:rsid="01bd7a40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loext:opacity="100%" style:font-name="Bitstream Vera Sans1" fo:font-size="10pt" fo:font-style="normal" style:text-underline-style="none" fo:font-weight="normal" officeooo:rsid="004c7b3e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2ee9b2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1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4ce91a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2" style:family="text">
      <style:text-properties fo:color="#000000" loext:opacity="100%" style:text-position="0% 100%" style:font-name="Bitstream Vera Sans1" fo:font-size="10pt" fo:font-style="normal" fo:font-weight="normal" officeooo:rsid="0050b2f9" style:font-name-asian="OpenSymbol1" style:font-style-asian="normal" style:font-name-complex="OpenSymbol1" style:font-style-complex="normal"/>
    </style:style>
    <style:style style:name="T23" style:family="text">
      <style:text-properties fo:color="#000000" loext:opacity="100%" style:text-position="0% 100%" style:text-underline-style="none" fo:font-weight="normal" officeooo:rsid="002ee9b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loext:opacity="100%" style:text-position="0% 100%" style:font-name="OpenSymbol2" fo:font-size="10pt" fo:font-style="normal" style:text-underline-style="none" fo:font-weight="normal" officeooo:rsid="002ee9b2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5" style:family="text">
      <style:text-properties fo:color="#000000" loext:opacity="100%" fo:font-size="10pt" fo:font-style="normal" style:text-underline-style="none" fo:font-weight="normal" officeooo:rsid="002ee9b2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6" style:family="text">
      <style:text-properties fo:color="#000000" loext:opacity="100%" style:font-name="Bitstream Vera Sans6" fo:font-size="10pt" fo:font-style="normal" fo:font-weight="normal" officeooo:rsid="005808b0" style:font-name-asian="Bitstream Vera Sans" style:font-size-asian="10pt" style:font-style-asian="normal" style:font-name-complex="Bitstream Vera Sans" style:font-size-complex="10pt" style:font-style-complex="normal"/>
    </style:style>
    <style:style style:name="T27" style:family="text">
      <style:text-properties fo:color="#000000" loext:opacity="100%" style:font-name="Bitstream Vera Sans6" fo:font-size="10pt" fo:font-style="normal" fo:font-weight="normal" officeooo:rsid="00086541" style:font-size-asian="10pt" style:font-style-asian="normal" style:font-size-complex="10pt" style:font-style-complex="normal"/>
    </style:style>
    <style:style style:name="T28" style:family="text">
      <style:text-properties fo:color="#000000" loext:opacity="100%" style:font-name="Bitstream Vera Sans6" fo:font-size="10pt" fo:font-style="normal" fo:font-weight="normal" officeooo:rsid="004c7b3e" style:font-size-asian="10pt" style:font-style-asian="normal" style:font-size-complex="10pt" style:font-style-complex="normal"/>
    </style:style>
    <style:style style:name="T29" style:family="text">
      <style:text-properties fo:color="#000000" loext:opacity="100%" style:font-name="Bitstream Vera Sans6" fo:font-size="10pt" fo:font-style="normal" officeooo:rsid="000a2643" style:font-size-asian="10pt" style:font-style-asian="normal" style:font-size-complex="10pt" style:font-style-complex="normal"/>
    </style:style>
    <style:style style:name="T30" style:family="text">
      <style:text-properties fo:color="#000000" loext:opacity="100%" style:font-name="Bitstream Vera Sans6" fo:font-size="10pt" fo:letter-spacing="-0.007cm" fo:font-style="normal" fo:font-weight="normal" officeooo:rsid="0010a71d" style:font-name-asian="Bitstream Vera Sans" style:font-size-asian="10pt" style:font-style-asian="normal" style:font-name-complex="Bitstream Vera Sans" style:font-size-complex="10pt" style:font-style-complex="normal"/>
    </style:style>
    <style:style style:name="T31" style:family="text">
      <style:text-properties fo:color="#000000" loext:opacity="100%" style:font-name="Bitstream Vera Sans6" fo:font-size="10pt" fo:letter-spacing="-0.007cm" fo:font-style="normal" fo:font-weight="normal" officeooo:rsid="003b19bd" style:font-name-asian="Bitstream Vera Sans" style:font-size-asian="10pt" style:font-style-asian="normal" style:font-name-complex="Bitstream Vera Sans" style:font-size-complex="10pt" style:font-style-complex="normal"/>
    </style:style>
    <style:style style:name="T32" style:family="text">
      <style:text-properties fo:color="#000000" loext:opacity="100%" style:font-name="Bitstream Vera Sans6" fo:font-size="10pt" fo:letter-spacing="-0.007cm" fo:font-style="normal" fo:font-weight="normal" officeooo:rsid="0050b2f9" style:font-name-asian="Bitstream Vera Sans" style:font-size-asian="10pt" style:font-style-asian="normal" style:font-name-complex="Bitstream Vera Sans" style:font-size-complex="10pt" style:font-style-complex="normal"/>
    </style:style>
    <style:style style:name="T33" style:family="text">
      <style:text-properties fo:color="#000000" loext:opacity="100%" style:text-underline-style="none" fo:font-weight="normal" officeooo:rsid="002cc9f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loext:opacity="100%" style:text-underline-style="none" fo:font-weight="normal" officeooo:rsid="002cc9f0" fo:background-color="transparent" loext:char-shading-value="0" style:font-size-asian="10pt" style:font-style-asian="normal" style:font-weight-asian="normal" style:font-size-complex="10pt" style:font-style-complex="normal" style:font-weight-complex="normal" style:text-scale="99%"/>
    </style:style>
    <style:style style:name="T35" style:family="text">
      <style:text-properties fo:color="#000000" loext:opacity="100%" style:font-name="OpenSymbol1" fo:font-size="10pt" fo:font-style="normal" style:text-underline-style="none" fo:font-weight="normal" officeooo:rsid="002ee9b2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6" style:family="text">
      <style:text-properties fo:color="#000000" loext:opacity="100%" style:font-name="OpenSymbol1" fo:font-size="10pt" fo:font-style="normal" style:text-underline-style="none" fo:font-weight="normal" officeooo:rsid="002ee9b2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99%"/>
    </style:style>
    <style:style style:name="T37" style:family="text">
      <style:text-properties fo:color="#000000" loext:opacity="100%" style:font-name="Wingdings" fo:font-size="9pt" fo:font-style="normal" style:text-underline-style="none" fo:font-weight="normal" officeooo:rsid="00329769" fo:background-color="transparent" loext:char-shading-value="0" style:font-name-asian="OpenSymbol1" style:font-size-asian="9pt" style:font-style-asian="normal" style:font-weight-asian="normal" style:font-name-complex="OpenSymbol1" style:font-size-complex="9pt" style:font-style-complex="normal" style:font-weight-complex="normal" style:text-scale="99%"/>
    </style:style>
    <style:style style:name="T38" style:family="text">
      <style:text-properties fo:color="#000000" loext:opacity="100%" style:text-position="super 58%" style:font-name="Bitstream Vera Sans1" fo:font-size="10pt" fo:font-style="normal" style:text-underline-style="none" fo:font-weight="normal" officeooo:rsid="002ee9b2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9" style:family="text">
      <style:text-properties fo:color="#000000" loext:opacity="100%" style:font-name="Bitstream Vera Sans4" fo:font-size="10pt" fo:font-style="normal" style:text-underline-style="none" fo:font-weight="normal" officeooo:rsid="002ee9b2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0" style:family="text">
      <style:text-properties fo:color="#000000" loext:opacity="100%" style:font-name="Bitstream Vera Sans4" fo:font-size="10pt" fo:font-style="normal" style:text-underline-style="none" fo:font-weight="normal" officeooo:rsid="004c7b3e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1" style:family="text">
      <style:text-properties fo:color="#000000" loext:opacity="100%" fo:font-weight="normal" style:font-weight-asian="normal" style:font-weight-complex="normal"/>
    </style:style>
    <style:style style:name="T42" style:family="text">
      <style:text-properties fo:color="#000000" loext:opacity="100%" fo:font-weight="normal" officeooo:rsid="004a937e" style:font-weight-asian="normal" style:font-weight-complex="normal"/>
    </style:style>
    <style:style style:name="T43" style:family="text">
      <style:text-properties fo:color="#000000" loext:opacity="100%" fo:font-style="normal" fo:font-weight="normal" officeooo:rsid="00236c2e" style:font-style-asian="normal" style:font-weight-asian="normal" style:font-style-complex="normal" style:font-weight-complex="normal"/>
    </style:style>
    <style:style style:name="T44" style:family="text">
      <style:text-properties fo:color="#000000" loext:opacity="100%" fo:font-style="normal" fo:font-weight="normal" officeooo:rsid="004ef359" style:font-style-asian="normal" style:font-weight-asian="normal" style:font-style-complex="normal" style:font-weight-complex="normal"/>
    </style:style>
    <style:style style:name="T45" style:family="text">
      <style:text-properties fo:color="#000000" loext:opacity="100%" officeooo:rsid="000e9f33"/>
    </style:style>
    <style:style style:name="T46" style:family="text">
      <style:text-properties fo:color="#000000" loext:opacity="100%" fo:letter-spacing="-0.004cm" fo:font-weight="normal" officeooo:rsid="00579af0" style:font-weight-asian="normal" style:font-weight-complex="normal"/>
    </style:style>
    <style:style style:name="T47" style:family="text">
      <style:text-properties style:text-underline-style="none" officeooo:rsid="00210672"/>
    </style:style>
    <style:style style:name="T48" style:family="text">
      <style:text-properties style:font-name="Bitstream Vera Sans6" fo:font-size="10pt" fo:font-style="normal" officeooo:rsid="003b19bd" style:font-name-asian="Bitstream Vera Sans" style:font-size-asian="10pt" style:font-style-asian="normal" style:font-name-complex="Bitstream Vera Sans" style:font-size-complex="10pt" style:font-style-complex="normal"/>
    </style:style>
    <style:style style:name="T49" style:family="text">
      <style:text-properties style:font-name="Bitstream Vera Sans6" fo:font-size="10pt" fo:font-style="normal" officeooo:rsid="005297a9" style:font-name-asian="Bitstream Vera Sans" style:font-size-asian="10pt" style:font-style-asian="normal" style:font-name-complex="Bitstream Vera Sans" style:font-size-complex="10pt" style:font-style-complex="normal"/>
    </style:style>
    <style:style style:name="T50" style:family="text">
      <style:text-properties style:font-name="Bitstream Vera Sans6" fo:font-size="10pt" fo:font-style="normal" officeooo:rsid="005808b0" style:font-name-asian="Bitstream Vera Sans" style:font-size-asian="10pt" style:font-style-asian="normal" style:font-name-complex="Bitstream Vera Sans" style:font-size-complex="10pt" style:font-style-complex="normal"/>
    </style:style>
    <style:style style:name="T51" style:family="text">
      <style:text-properties style:font-name="Bitstream Vera Sans6" fo:font-size="10pt" fo:font-style="normal" officeooo:rsid="00086541" style:font-size-asian="10pt" style:font-style-asian="normal" style:font-size-complex="10pt" style:font-style-complex="normal"/>
    </style:style>
    <style:style style:name="T52" style:family="text">
      <style:text-properties officeooo:rsid="000e9f33"/>
    </style:style>
    <style:style style:name="T53" style:family="text">
      <style:text-properties fo:font-variant="normal" fo:text-transform="none" fo:color="#000000" loext:opacity="100%" style:text-position="0% 100%" style:font-name="Bitstream Vera Sans1" fo:font-size="10pt" fo:letter-spacing="-0.004cm" style:text-underline-style="none" fo:font-weight="normal" officeooo:rsid="002ee9b2" fo:background-color="transparent" loext:char-shading-value="0" style:font-name-asian="OpenSymbol1" style:font-size-asian="10pt" style:font-weight-asian="normal" style:font-name-complex="OpenSymbol1" style:font-size-complex="10pt" style:font-weight-complex="normal" loext:shadow="none"/>
    </style:style>
    <style:style style:name="T54" style:family="text">
      <style:text-properties fo:font-variant="normal" fo:text-transform="none" fo:color="#000000" loext:opacity="100%" style:text-position="0% 100%" style:font-name="Bitstream Vera Sans1" fo:font-size="10pt" fo:letter-spacing="-0.004cm" style:text-underline-style="none" fo:font-weight="normal" officeooo:rsid="004c7b3e" fo:background-color="transparent" loext:char-shading-value="0" style:font-name-asian="OpenSymbol1" style:font-size-asian="10pt" style:font-weight-asian="normal" style:font-name-complex="OpenSymbol1" style:font-size-complex="10pt" style:font-weight-complex="normal" loext:shadow="none"/>
    </style:style>
    <style:style style:name="T55" style:family="text">
      <style:text-properties fo:font-variant="normal" fo:text-transform="none" fo:color="#000000" loext:opacity="100%" style:text-position="0% 100%" style:font-name="Bitstream Vera Sans1" fo:font-size="10pt" fo:font-style="normal" style:text-underline-style="none" fo:font-weight="normal" officeooo:rsid="0038aa02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56" style:family="text">
      <style:text-properties fo:font-variant="normal" fo:text-transform="none" fo:color="#000000" loext:opacity="100%" style:text-position="0% 100%" style:font-name="Bitstream Vera Sans1" fo:font-size="10pt" fo:font-style="normal" style:text-underline-style="none" fo:font-weight="normal" officeooo:rsid="005297a9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57" style:family="text">
      <style:text-properties fo:font-variant="normal" fo:text-transform="none" fo:color="#000000" loext:opacity="100%" style:text-position="0% 100%" style:font-name="Bitstream Vera Sans1" fo:font-size="10pt" fo:font-style="normal" style:text-underline-style="none" fo:font-weight="normal" officeooo:rsid="002ee9b2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8" style:family="text">
      <style:text-properties fo:font-variant="normal" fo:text-transform="none" fo:color="#000000" loext:opacity="100%" style:text-position="0% 100%" style:font-name="OpenSymbol2" fo:font-size="10pt" fo:letter-spacing="-0.004cm" style:text-underline-style="none" fo:font-weight="normal" officeooo:rsid="002ee9b2" fo:background-color="transparent" loext:char-shading-value="0" style:font-name-asian="OpenSymbol1" style:font-size-asian="10pt" style:font-weight-asian="normal" style:font-name-complex="OpenSymbol1" style:font-size-complex="10pt" style:font-weight-complex="normal" loext:shadow="none"/>
    </style:style>
    <style:style style:name="T59" style:family="text">
      <style:text-properties fo:font-variant="normal" fo:text-transform="none" fo:color="#000000" loext:opacity="100%" style:text-position="0% 100%" style:font-name="OpenSymbol2" fo:font-size="10pt" fo:font-style="normal" style:text-underline-style="none" fo:font-weight="normal" officeooo:rsid="002ee9b2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0" style:family="text">
      <style:text-properties fo:font-variant="normal" fo:text-transform="none" fo:color="#000000" loext:opacity="100%" style:text-position="0% 100%" style:font-name="Bitstream Vera Sans6" fo:font-size="10pt" fo:font-style="normal" style:text-underline-style="none" fo:font-weight="normal" officeooo:rsid="003b19bd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font-variant="normal" fo:text-transform="none" fo:color="#000000" loext:opacity="100%" style:text-position="0% 100%" style:font-name="Bitstream Vera Sans6" fo:font-size="10pt" fo:font-style="normal" style:text-underline-style="none" fo:font-weight="normal" officeooo:rsid="005297a9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font-variant="normal" fo:text-transform="none" fo:color="#000000" loext:opacity="100%" style:text-position="0% 100%" style:font-name="Bitstream Vera Sans6" fo:font-size="10pt" fo:font-style="normal" style:text-underline-style="none" fo:font-weight="normal" officeooo:rsid="005808b0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font-variant="normal" fo:text-transform="none" fo:color="#000000" loext:opacity="100%" style:text-position="0% 100%" style:text-underline-style="none" fo:font-weight="normal" officeooo:rsid="005808b0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font-variant="normal" fo:text-transform="none" fo:color="#000000" loext:opacity="100%" style:text-position="0% 100%" style:text-underline-style="none" fo:font-weight="normal" officeooo:rsid="003b19bd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font-variant="normal" fo:text-transform="none" fo:color="#000000" loext:opacity="100%" style:font-name="Bitstream Vera Sans6" fo:font-size="10pt" fo:font-style="normal" style:text-underline-style="none" fo:font-weight="normal" officeooo:rsid="00086541" fo:background-color="transparent" loext:char-shading-value="0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font-variant="normal" fo:text-transform="none" fo:color="#000000" loext:opacity="100%" style:font-name="Bitstream Vera Sans6" fo:font-size="10pt" fo:font-style="normal" style:text-underline-style="none" fo:font-weight="normal" officeooo:rsid="0010ba57" fo:background-color="transparent" loext:char-shading-value="0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font-variant="normal" fo:text-transform="none" fo:color="#000000" loext:opacity="100%" style:font-name="Bitstream Vera Sans6" fo:font-size="10pt" fo:font-style="normal" style:text-underline-style="none" fo:font-weight="normal" officeooo:rsid="0041f8a8" fo:background-color="transparent" loext:char-shading-value="0" style:font-name-asian="Bitstream Vera Sans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T68" style:family="text">
      <style:text-properties fo:font-variant="normal" fo:text-transform="none" fo:color="#000000" loext:opacity="100%" style:font-name="Bitstream Vera Sans6" fo:font-size="10pt" fo:font-style="normal" fo:font-weight="normal" officeooo:rsid="003c5f99" fo:background-color="transparent" loext:char-shading-value="0" style:font-name-asian="Bitstream Vera Sans" style:font-size-asian="10pt" style:font-style-asian="normal" style:font-name-complex="Bitstream Vera Sans" style:font-size-complex="10pt" style:font-style-complex="normal"/>
    </style:style>
    <style:style style:name="T69" style:family="text">
      <style:text-properties fo:font-variant="normal" fo:text-transform="none" fo:color="#000000" loext:opacity="100%" style:font-name="Bitstream Vera Sans6" fo:font-size="10pt" fo:font-style="normal" fo:font-weight="normal" officeooo:rsid="004ef359" fo:background-color="transparent" loext:char-shading-value="0" style:font-name-asian="Bitstream Vera Sans" style:font-size-asian="10pt" style:font-style-asian="normal" style:font-name-complex="Bitstream Vera Sans" style:font-size-complex="10pt" style:font-style-complex="normal"/>
    </style:style>
    <style:style style:name="T70" style:family="text">
      <style:text-properties fo:font-variant="normal" fo:text-transform="none" fo:color="#000000" loext:opacity="100%" style:text-position="super 58%" style:font-name="Bitstream Vera Sans1" fo:font-size="10pt" fo:letter-spacing="-0.004cm" style:text-underline-style="none" fo:font-weight="normal" officeooo:rsid="002ee9b2" fo:background-color="transparent" loext:char-shading-value="0" style:font-name-asian="OpenSymbol1" style:font-size-asian="10pt" style:font-weight-asian="normal" style:font-name-complex="OpenSymbol1" style:font-size-complex="10pt" style:font-weight-complex="normal" loext:shadow="none"/>
    </style:style>
    <style:style style:name="T71" style:family="text">
      <style:text-properties fo:font-variant="normal" fo:text-transform="none" fo:color="#000000" loext:opacity="100%" fo:font-weight="normal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variant="normal" fo:text-transform="none" fo:color="#000000" loext:opacity="100%" fo:font-weight="normal" officeooo:rsid="004ef359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variant="normal" fo:text-transform="none" fo:color="#000000" loext:opacity="100%" fo:font-weight="normal" officeooo:rsid="000b6ffe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variant="normal" fo:text-transform="none" fo:color="#000000" loext:opacity="100%" fo:font-weight="normal" officeooo:rsid="004d8951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variant="normal" fo:text-transform="none" style:text-position="0% 100%" fo:font-size="10pt" fo:letter-spacing="-0.004cm" style:text-underline-style="none" officeooo:rsid="002ee9b2" fo:background-color="transparent" loext:char-shading-value="0" style:font-size-asian="10pt" style:font-size-complex="10pt" loext:shadow="none"/>
    </style:style>
    <style:style style:name="T76" style:family="text">
      <style:text-properties fo:font-variant="normal" fo:text-transform="none" style:text-position="0% 100%" fo:font-style="normal" style:text-underline-style="none" fo:font-weight="normal" officeooo:rsid="003b19bd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variant="normal" fo:text-transform="none" style:text-position="0% 100%" fo:font-style="normal" style:text-underline-style="none" fo:font-weight="normal" officeooo:rsid="006e25fc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variant="normal" fo:text-transform="none" style:text-position="0% 100%" fo:font-style="normal" style:text-underline-style="none" fo:font-weight="normal" officeooo:rsid="002ee9b2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variant="normal" fo:text-transform="none" style:text-position="0% 100%" style:text-underline-style="none" fo:font-weight="normal" officeooo:rsid="003b19bd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variant="normal" fo:text-transform="none" fo:color="#7fb241" loext:opacity="100%" style:text-position="0% 100%" style:font-name="Bitstream Vera Sans1" fo:font-size="10pt" fo:letter-spacing="-0.004cm" style:text-underline-style="none" fo:font-weight="bold" officeooo:rsid="002ee9b2" fo:background-color="transparent" loext:char-shading-value="0" style:font-name-asian="OpenSymbol1" style:font-size-asian="10pt" style:font-weight-asian="bold" style:font-name-complex="OpenSymbol1" style:font-size-complex="10pt" style:font-weight-complex="bold" loext:shadow="none"/>
    </style:style>
    <style:style style:name="T81" style:family="text">
      <style:text-properties fo:font-variant="normal" fo:text-transform="none" fo:color="#c74028" loext:opacity="100%" style:text-position="0% 100%" style:font-name="Bitstream Vera Sans1" fo:font-size="10pt" fo:letter-spacing="-0.004cm" style:text-underline-style="none" fo:font-weight="bold" officeooo:rsid="002ee9b2" fo:background-color="transparent" loext:char-shading-value="0" style:font-name-asian="OpenSymbol1" style:font-size-asian="10pt" style:font-weight-asian="bold" style:font-name-complex="OpenSymbol1" style:font-size-complex="10pt" style:font-weight-complex="bold" loext:shadow="none"/>
    </style:style>
    <style:style style:name="T82" style:family="text">
      <style:text-properties fo:font-variant="normal" fo:text-transform="none" fo:color="#1ca2b8" loext:opacity="100%" style:text-position="0% 100%" style:font-name="Bitstream Vera Sans1" fo:font-size="10pt" fo:letter-spacing="-0.004cm" style:text-underline-style="none" fo:font-weight="bold" officeooo:rsid="002ee9b2" fo:background-color="transparent" loext:char-shading-value="0" style:font-name-asian="OpenSymbol1" style:font-size-asian="10pt" style:font-weight-asian="bold" style:font-name-complex="OpenSymbol1" style:font-size-complex="10pt" style:font-weight-complex="bold" loext:shadow="none"/>
    </style:style>
    <style:style style:name="T83" style:family="text">
      <style:text-properties fo:font-variant="normal" fo:text-transform="none" style:use-window-font-color="true" loext:opacity="0%"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variant="normal" fo:text-transform="none" style:use-window-font-color="true" loext:opacity="0%" style:font-name="Bitstream Vera Sans1" fo:font-size="10pt" fo:font-style="normal" fo:font-weight="normal" officeooo:rsid="000a2643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variant="normal" fo:text-transform="none" style:use-window-font-color="true" loext:opacity="0%" style:font-name="Bitstream Vera Sans1" fo:font-size="10pt" fo:font-style="normal" fo:font-weight="normal" officeooo:rsid="0038aa02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font-variant="normal" fo:text-transform="none" style:use-window-font-color="true" loext:opacity="0%" style:font-name="Bitstream Vera Sans1" fo:font-size="10pt" fo:font-style="normal" fo:font-weight="normal" officeooo:rsid="000e9f33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font-variant="normal" fo:text-transform="none" style:use-window-font-color="true" loext:opacity="0%" style:font-name="Bitstream Vera Sans1" fo:font-size="10pt" fo:font-style="normal" fo:font-weight="normal" officeooo:rsid="004d8951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font-variant="normal" fo:text-transform="none" style:use-window-font-color="true" loext:opacity="0%" style:font-name="Bitstream Vera Sans1" fo:font-size="10pt" fo:font-style="normal" fo:font-weight="normal" officeooo:rsid="0050b2f9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font-variant="normal" fo:text-transform="none" style:use-window-font-color="true" loext:opacity="0%" style:font-name="OpenSymbol1" fo:font-size="10pt" fo:font-weight="normal" officeooo:rsid="000b6ffe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fo:font-variant="normal" fo:text-transform="none" style:use-window-font-color="true" loext:opacity="0%" style:font-name="OpenSymbol1" fo:font-size="10pt" fo:font-weight="normal" officeooo:rsid="000a2643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fo:font-variant="normal" fo:text-transform="none" style:use-window-font-color="true" loext:opacity="0%" fo:font-weight="normal" officeooo:rsid="000a2643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font-variant="normal" fo:text-transform="none" fo:font-weight="normal" officeooo:rsid="00086541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font-variant="normal" fo:text-transform="none" fo:font-weight="normal" officeooo:rsid="000a2643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fo:font-variant="normal" fo:text-transform="none" fo:font-weight="normal" style:font-weight-asian="normal" style:font-weight-complex="normal"/>
    </style:style>
    <style:style style:name="T95" style:family="text">
      <style:text-properties fo:font-variant="normal" fo:text-transform="none" fo:font-weight="normal" officeooo:rsid="004ef359" style:font-weight-asian="normal" style:font-weight-complex="normal"/>
    </style:style>
    <style:style style:name="T96" style:family="text">
      <style:text-properties fo:font-variant="normal" fo:text-transform="none" fo:font-weight="normal" officeooo:rsid="000e9f33" style:font-weight-asian="normal" style:font-weight-complex="normal"/>
    </style:style>
    <style:style style:name="T97" style:family="text">
      <style:text-properties fo:font-variant="normal" fo:text-transform="none" fo:font-weight="normal" officeooo:rsid="0038aa02" style:font-weight-asian="normal" style:font-weight-complex="normal"/>
    </style:style>
    <style:style style:name="T98" style:family="text">
      <style:text-properties fo:font-variant="normal" fo:text-transform="none" fo:font-weight="normal" officeooo:rsid="000b6ffe" style:font-weight-asian="normal" style:font-weight-complex="normal"/>
    </style:style>
    <style:style style:name="T99" style:family="text">
      <style:text-properties fo:font-variant="normal" fo:text-transform="none" fo:font-weight="normal" officeooo:rsid="004d8951" style:font-weight-asian="normal" style:font-weight-complex="normal"/>
    </style:style>
    <style:style style:name="T100" style:family="text">
      <style:text-properties fo:font-variant="normal" fo:text-transform="none" fo:font-weight="normal" officeooo:rsid="00086541" style:font-style-asian="normal" style:font-weight-asian="normal" style:font-size-complex="10pt" style:font-style-complex="normal" style:font-weight-complex="normal"/>
    </style:style>
    <style:style style:name="T101" style:family="text">
      <style:text-properties fo:font-variant="normal" fo:text-transform="none" fo:font-weight="normal" officeooo:rsid="000a2643" style:font-style-asian="normal" style:font-weight-asian="normal" style:font-size-complex="10pt" style:font-style-complex="normal" style:font-weight-complex="normal"/>
    </style:style>
    <style:style style:name="T102" style:family="text">
      <style:text-properties fo:font-variant="normal" fo:text-transform="none" fo:font-size="9pt" fo:font-weight="normal" officeooo:rsid="000a2643" style:font-size-asian="9pt" style:font-style-asian="normal" style:font-weight-asian="normal" style:font-size-complex="9pt" style:font-style-complex="normal" style:font-weight-complex="normal"/>
    </style:style>
    <style:style style:name="T103" style:family="text">
      <style:text-properties style:text-position="0% 100%" style:font-name="Bitstream Vera Sans1" fo:font-style="normal" style:font-name-asian="OpenSymbol1" style:font-style-asian="normal" style:font-name-complex="OpenSymbol1" style:font-style-complex="normal"/>
    </style:style>
    <style:style style:name="T104" style:family="text">
      <style:text-properties style:text-position="0% 100%" style:font-name="Bitstream Vera Sans1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0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06" style:family="text">
      <style:text-properties style:text-position="0% 100%" fo:font-style="normal" fo:font-weight="normal" officeooo:rsid="0058d7df" style:font-style-asian="normal" style:font-weight-asian="normal" style:font-style-complex="normal" style:font-weight-complex="normal"/>
    </style:style>
    <style:style style:name="T107" style:family="text">
      <style:text-properties style:text-position="0% 100%" style:font-name="OpenSymbol1" fo:font-style="normal" style:font-name-asian="OpenSymbol1" style:font-style-asian="normal" style:font-name-complex="OpenSymbol1" style:font-style-complex="normal"/>
    </style:style>
    <style:style style:name="T108" style:family="text">
      <style:text-properties style:text-position="0% 100%" style:font-name="OpenSymbol2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09" style:family="text">
      <style:text-properties style:text-position="0% 100%" fo:font-weight="normal" officeooo:rsid="006e25fc" style:font-weight-asian="normal" style:font-weight-complex="normal"/>
    </style:style>
    <style:style style:name="T110" style:family="text">
      <style:text-properties style:text-position="0% 100%" fo:font-weight="normal" officeooo:rsid="006e6991" style:font-weight-asian="normal" style:font-weight-complex="normal"/>
    </style:style>
    <style:style style:name="T111" style:family="text">
      <style:text-properties style:font-name="OpenSymbol1" fo:font-style="normal" style:font-style-asian="normal" style:font-style-complex="normal"/>
    </style:style>
    <style:style style:name="T112" style:family="text">
      <style:text-properties fo:color="#c74028" loext:opacity="100%" style:font-name="Bitstream Vera Sans1" fo:font-size="10pt" fo:font-style="normal" style:text-underline-style="none" fo:font-weight="bold" officeooo:rsid="002cc9f0" fo:background-color="transparent" loext:char-shading-value="0" style:font-name-asian="OpenSymbol1" style:font-size-asian="10pt" style:font-style-asian="normal" style:font-weight-asian="bold" style:font-name-complex="OpenSymbol1" style:font-size-complex="10pt" style:font-style-complex="normal" style:font-weight-complex="bold" style:text-scale="99%"/>
    </style:style>
    <style:style style:name="T113" style:family="text">
      <style:text-properties fo:color="#c74028" loext:opacity="100%" style:font-name="Bitstream Vera Sans1" fo:font-size="10pt" fo:font-style="normal" style:text-underline-style="none" fo:font-weight="bold" officeooo:rsid="002cc9f0" fo:background-color="transparent" loext:char-shading-value="0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114" style:family="text">
      <style:text-properties fo:color="#c74028" loext:opacity="100%" style:text-position="0% 100%" style:font-name="Bitstream Vera Sans1" fo:font-size="10pt" fo:font-style="normal" style:text-underline-style="none" fo:font-weight="bold" officeooo:rsid="002ee9b2" fo:background-color="transparent" loext:char-shading-value="0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115" style:family="text">
      <style:text-properties fo:color="#1ca2b8" loext:opacity="100%" style:font-name="Bitstream Vera Sans1" fo:font-size="10pt" fo:font-style="normal" style:text-underline-style="none" fo:font-weight="bold" officeooo:rsid="002cc9f0" fo:background-color="transparent" loext:char-shading-value="0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116" style:family="text">
      <style:text-properties fo:color="#1ca2b8" loext:opacity="100%" style:text-position="0% 100%" style:font-name="Bitstream Vera Sans1" fo:font-size="10pt" fo:font-style="normal" style:text-underline-style="none" fo:font-weight="bold" officeooo:rsid="002ee9b2" fo:background-color="transparent" loext:char-shading-value="0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117" style:family="text">
      <style:text-properties fo:color="#7fb241" loext:opacity="100%" style:font-name="Bitstream Vera Sans1" fo:font-size="10pt" fo:font-style="normal" style:text-underline-style="none" fo:font-weight="bold" officeooo:rsid="002cc9f0" fo:background-color="transparent" loext:char-shading-value="0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118" style:family="text">
      <style:text-properties fo:color="#7fb241" loext:opacity="100%" style:text-position="0% 100%" style:font-name="Bitstream Vera Sans1" fo:font-size="10pt" fo:font-style="normal" style:text-underline-style="none" fo:font-weight="bold" officeooo:rsid="002ee9b2" fo:background-color="transparent" loext:char-shading-value="0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119" style:family="text">
      <style:text-properties style:font-name="Bitstream Vera Sans1" fo:font-size="10pt" style:font-size-asian="10pt" style:font-size-complex="10pt"/>
    </style:style>
    <style:style style:name="T120" style:family="text">
      <style:text-properties style:font-name="Bitstream Vera Sans1" fo:font-size="10pt" officeooo:rsid="00329769" style:font-size-asian="10pt" style:font-size-complex="10pt"/>
    </style:style>
    <style:style style:name="T121" style:family="text">
      <style:text-properties style:font-name="Bitstream Vera Sans1" fo:font-size="10pt" officeooo:rsid="004c7b3e" style:font-size-asian="10pt" style:font-size-complex="10pt"/>
    </style:style>
    <style:style style:name="T122" style:family="text">
      <style:text-properties style:font-name="Bitstream Vera Sans1" fo:font-style="normal" style:font-style-asian="normal" style:font-style-complex="normal"/>
    </style:style>
    <style:style style:name="T123" style:family="text">
      <style:text-properties style:font-name="Bitstream Vera Sans1" fo:font-style="normal" officeooo:rsid="0050b2f9" style:font-style-asian="normal" style:font-style-complex="normal"/>
    </style:style>
    <style:style style:name="T124" style:family="text">
      <style:text-properties style:font-name="Bitstream Vera Sans1" fo:font-style="normal" style:font-name-asian="OpenSymbol1" style:font-style-asian="normal" style:font-name-complex="OpenSymbol1" style:font-style-complex="normal"/>
    </style:style>
    <style:style style:name="T125" style:family="text">
      <style:text-properties officeooo:rsid="004a937e"/>
    </style:style>
    <style:style style:name="T126" style:family="text">
      <style:text-properties officeooo:rsid="004c7b3e"/>
    </style:style>
    <style:style style:name="T127" style:family="text">
      <style:text-properties fo:font-style="normal" style:font-style-asian="normal" style:font-style-complex="normal"/>
    </style:style>
    <style:style style:name="T128" style:family="text">
      <style:text-properties fo:font-style="normal" officeooo:rsid="005808b0" style:font-style-asian="normal" style:font-size-complex="10pt" style:font-style-complex="normal"/>
    </style:style>
    <style:style style:name="T129" style:family="text">
      <style:text-properties style:text-position="super 58%"/>
    </style:style>
    <style:style style:name="T130" style:family="text">
      <style:text-properties style:text-position="super 58%" style:font-name="Bitstream Vera Sans1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31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32" style:family="text">
      <style:text-properties style:font-name="OpenSymbol2" fo:font-style="normal" style:font-name-asian="OpenSymbol1" style:font-style-asian="normal" style:font-name-complex="OpenSymbol1" style:font-style-complex="normal"/>
    </style:style>
    <style:style style:name="T133" style:family="text">
      <style:text-properties officeooo:rsid="003b19bd" fo:background-color="transparent" loext:char-shading-value="0"/>
    </style:style>
    <style:style style:name="T134" style:family="text">
      <style:text-properties officeooo:rsid="0058d7df"/>
    </style:style>
    <style:style style:name="T135" style:family="text">
      <style:text-properties officeooo:rsid="0067f5fd"/>
    </style:style>
    <style:style style:name="T136" style:family="text">
      <style:text-properties officeooo:rsid="006e6991"/>
    </style:style>
    <style:style style:name="T137" style:family="text">
      <style:text-properties style:text-position="33% 80%" fo:font-weight="normal" style:font-weight-asian="normal" style:font-weight-complex="normal"/>
    </style:style>
    <style:style style:name="T138" style:family="text">
      <style:text-properties style:text-position="33% 80%" fo:font-weight="normal" style:font-weight-asian="normal" style:font-size-complex="18pt" style:font-weight-complex="normal"/>
    </style:style>
    <style:style style:name="T139" style:family="text">
      <style:text-properties fo:font-weight="normal" style:font-weight-asian="normal" style:font-weight-complex="normal"/>
    </style:style>
    <style:style style:name="T140" style:family="text">
      <style:text-properties fo:font-weight="normal" style:font-weight-asian="normal" style:font-size-complex="18pt" style:font-weight-complex="normal"/>
    </style:style>
    <style:style style:name="T141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4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1729*" fo:start-indent="0cm" fo:end-indent="0.15cm"/>
          <style:column style:rel-width="3459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1" text:outline-level="1"><draw:g text:anchor-type="paragraph" draw:z-index="17" draw:name="Forme5" draw:style-name="gr1"><draw:custom-shape draw:style-name="gr2" draw:text-style-name="P78" svg:width="3.964cm" svg:height="0.641cm" draw:transform="skewX (0.00279252680319092) rotate (0.0872664625997165) translate (-0.370416666666667cm -0.0934861111111111cm)"><text:p text:style-name="P77"><text:span text:style-name="T141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8"><draw:text-box fo:min-height="3.93cm"><text:section text:style-name="Sect1" text:name="Section4"><text:p text:style-name="P27"/><text:p text:style-name="P31"><text:span text:style-name="T17">Décompose en </text:span><text:span text:style-name="T18">produit de </text:span><text:span text:style-name="T17">facteur</text:span><text:span text:style-name="T18">s</text:span><text:span text:style-name="T17"> premier</text:span><text:span text:style-name="T18">s</text:span><text:span text:style-name="T17"> le nombre </text:span><text:span text:style-name="T19">360</text:span><text:span text:style-name="T17">. </text:span></text:p><text:list xml:id="list2634764140" text:style-name="_5f_Numérotation_20_des_20_exercices_20_livrets"><text:list-header><text:p text:style-name="P44"><text:span text:style-name="Bold_5f_niv2"><text:span text:style-name="T47">Correction</text:span></text:span></text:p></text:list-header></text:list><text:p text:style-name="P29"><text:span text:style-name="_5f_correction"><text:span text:style-name="T39">3</text:span></text:span><text:span text:style-name="_5f_correction"><text:span text:style-name="T40">60</text:span></text:span><text:span text:style-name="_5f_correction"><text:span text:style-name="T25"> est pair, donc divisible par 2. </text:span></text:span></text:p><text:p text:style-name="P3"><text:span text:style-name="_5f_Niveau_5f_rouge"><text:span text:style-name="T12">3</text:span></text:span><text:span text:style-name="_5f_Niveau_5f_rouge"><text:span text:style-name="T14">6</text:span></text:span><text:span text:style-name="_5f_Niveau_5f_rouge"><text:span text:style-name="T12">0 </text:span></text:span><text:span text:style-name="_5f_Niveau_5f_rouge"><text:span text:style-name="T36">÷</text:span></text:span><text:span text:style-name="_5f_Niveau_5f_rouge"><text:span text:style-name="T12"> </text:span></text:span><text:span text:style-name="_5f_Niveau_5f_rouge"><text:span text:style-name="T112">2</text:span></text:span><text:span text:style-name="_5f_Niveau_5f_rouge"><text:span text:style-name="T12"> </text:span></text:span><text:span text:style-name="_5f_signe"><text:span text:style-name="T34">=</text:span></text:span><text:span text:style-name="_5f_Niveau_5f_rouge"><text:span text:style-name="T12"> 1</text:span></text:span><text:span text:style-name="_5f_Niveau_5f_rouge"><text:span text:style-name="T14">80</text:span></text:span><text:span text:style-name="_5f_Niveau_5f_rouge"><text:span text:style-name="T12"> </text:span></text:span><text:span text:style-name="_5f_Niveau_5f_rouge"><text:span text:style-name="T37">à</text:span></text:span><text:span text:style-name="_5f_Niveau_5f_rouge"><text:span text:style-name="T12"> </text:span></text:span><text:span text:style-name="_5f_Niveau_5f_rouge"><text:span text:style-name="T13">nombre pair, divisible par 2.</text:span></text:span></text:p><text:p text:style-name="P3"><text:span text:style-name="_5f_Niveau_5f_rouge"><text:span text:style-name="T12">1</text:span></text:span><text:span text:style-name="_5f_Niveau_5f_rouge"><text:span text:style-name="T14">80</text:span></text:span><text:span text:style-name="_5f_Niveau_5f_rouge"><text:span text:style-name="T12"> </text:span></text:span><text:span text:style-name="_5f_Niveau_5f_rouge"><text:span text:style-name="T36">÷</text:span></text:span><text:span text:style-name="_5f_Niveau_5f_rouge"><text:span text:style-name="T12"> </text:span></text:span><text:span text:style-name="_5f_Niveau_5f_rouge"><text:span text:style-name="T112">2</text:span></text:span><text:span text:style-name="_5f_Niveau_5f_rouge"><text:span text:style-name="T12"> </text:span></text:span><text:span text:style-name="_5f_signe"><text:span text:style-name="T34">=</text:span></text:span><text:span text:style-name="_5f_Niveau_5f_rouge"><text:span text:style-name="T12"> 9</text:span></text:span><text:span text:style-name="_5f_Niveau_5f_rouge"><text:span text:style-name="T14">0</text:span></text:span><text:span text:style-name="_5f_Niveau_5f_rouge"><text:span text:style-name="T12"> </text:span></text:span><text:span text:style-name="_5f_Niveau_5f_rouge"><text:span text:style-name="T37">à</text:span></text:span><text:span text:style-name="_5f_Niveau_5f_rouge"><text:span text:style-name="T12"> </text:span></text:span><text:span text:style-name="_5f_Niveau_5f_rouge"><text:span text:style-name="T13">nombre pair, divisible par 2.</text:span></text:span></text:p><text:p text:style-name="P3"><text:span text:style-name="_5f_Niveau_5f_rouge"><text:span text:style-name="T9">9</text:span></text:span><text:span text:style-name="_5f_Niveau_5f_rouge"><text:span text:style-name="T15">0</text:span></text:span><text:span text:style-name="_5f_Niveau_5f_rouge"><text:span text:style-name="T9"> </text:span></text:span><text:span text:style-name="_5f_Niveau_5f_rouge"><text:span text:style-name="T35">÷</text:span></text:span><text:span text:style-name="_5f_Niveau_5f_rouge"><text:span text:style-name="T9"> </text:span></text:span><text:span text:style-name="_5f_Niveau_5f_rouge"><text:span text:style-name="T113">2</text:span></text:span><text:span text:style-name="_5f_Niveau_5f_rouge"><text:span text:style-name="T9"> </text:span></text:span><text:span text:style-name="_5f_signe"><text:span text:style-name="T33">=</text:span></text:span><text:span text:style-name="_5f_Niveau_5f_rouge"><text:span text:style-name="T9"> 4</text:span></text:span><text:span text:style-name="_5f_Niveau_5f_rouge"><text:span text:style-name="T15">5</text:span></text:span><text:span text:style-name="_5f_Niveau_5f_rouge"><text:span text:style-name="T9"> </text:span></text:span><text:span text:style-name="_5f_Niveau_5f_rouge"><text:span text:style-name="T37">à</text:span></text:span><text:span text:style-name="_5f_Niveau_5f_rouge"><text:span text:style-name="T9"> </text:span></text:span><text:span text:style-name="_5f_Niveau_5f_rouge"><text:span text:style-name="T10">fini par 5, divisible par 5.</text:span></text:span></text:p><text:p text:style-name="P3"><text:span text:style-name="_5f_Niveau_5f_rouge"><text:span text:style-name="T15">45</text:span></text:span><text:span text:style-name="_5f_Niveau_5f_rouge"><text:span text:style-name="T9"> </text:span></text:span><text:span text:style-name="_5f_Niveau_5f_rouge"><text:span text:style-name="T35">÷</text:span></text:span><text:span text:style-name="_5f_Niveau_5f_rouge"><text:span text:style-name="T9"> </text:span></text:span><text:span text:style-name="_5f_Niveau_5f_rouge"><text:span text:style-name="T115">5</text:span></text:span><text:span text:style-name="_5f_Niveau_5f_rouge"><text:span text:style-name="T9"> </text:span></text:span><text:span text:style-name="_5f_signe"><text:span text:style-name="T33">=</text:span></text:span><text:span text:style-name="_5f_Niveau_5f_rouge"><text:span text:style-name="T9"> 9 </text:span></text:span><text:span text:style-name="_5f_Niveau_5f_rouge"><text:span text:style-name="T37">à</text:span></text:span><text:span text:style-name="_5f_Niveau_5f_rouge"><text:span text:style-name="T9"> </text:span></text:span><text:span text:style-name="_5f_Niveau_5f_rouge"><text:span text:style-name="T10">e</text:span></text:span><text:span text:style-name="_5f_Niveau_5f_rouge"><text:span text:style-name="T15">st </text:span></text:span><text:span text:style-name="_5f_Niveau_5f_rouge"><text:span text:style-name="T10">divisible par 3.</text:span></text:span></text:p><text:p text:style-name="P3"><text:span text:style-name="_5f_Niveau_5f_rouge"><text:span text:style-name="T9">9 </text:span></text:span><text:span text:style-name="_5f_Niveau_5f_rouge"><text:span text:style-name="T35">÷</text:span></text:span><text:span text:style-name="_5f_Niveau_5f_rouge"><text:span text:style-name="T9"> </text:span></text:span><text:span text:style-name="_5f_Niveau_5f_rouge"><text:span text:style-name="T117">3</text:span></text:span><text:span text:style-name="_5f_Niveau_5f_rouge"><text:span text:style-name="T9"> </text:span></text:span><text:span text:style-name="_5f_signe"><text:span text:style-name="T33">=</text:span></text:span><text:span text:style-name="_5f_Niveau_5f_rouge"><text:span text:style-name="T9"> 3 </text:span></text:span><text:span text:style-name="_5f_Niveau_5f_rouge"><text:span text:style-name="T37">à</text:span></text:span><text:span text:style-name="_5f_Niveau_5f_rouge"><text:span text:style-name="T9"> </text:span></text:span><text:span text:style-name="_5f_Niveau_5f_rouge"><text:span text:style-name="T10">nombre premier. </text:span></text:span></text:p><text:p text:style-name="P29"><text:span text:style-name="T119">La décomposition de </text:span><text:span text:style-name="T121">360</text:span><text:span text:style-name="T119"> est donc : </text:span></text:p><text:p text:style-name="P28"><text:span text:style-name="_5f_Niveau_5f_rouge"><text:span text:style-name="T53">36</text:span></text:span><text:span text:style-name="_5f_Niveau_5f_rouge"><text:span text:style-name="T54">0 </text:span></text:span><text:span text:style-name="_5f_signe"><text:span text:style-name="T75">=</text:span></text:span><text:span text:style-name="_5f_Niveau_5f_rouge"><text:span text:style-name="T53"> </text:span></text:span><text:span text:style-name="_5f_Niveau_5f_rouge"><text:span text:style-name="T81">2</text:span></text:span><text:span text:style-name="_5f_Niveau_5f_rouge"><text:span text:style-name="T70">3</text:span></text:span><text:span text:style-name="_5f_Niveau_5f_rouge"><text:span text:style-name="T53"> </text:span></text:span><text:span text:style-name="_5f_Niveau_5f_rouge"><text:span text:style-name="T58">×</text:span></text:span><text:span text:style-name="_5f_Niveau_5f_rouge"><text:span text:style-name="T53"> </text:span></text:span><text:span text:style-name="_5f_Niveau_5f_rouge"><text:span text:style-name="T80">3</text:span></text:span><text:span text:style-name="_5f_Niveau_5f_rouge"><text:span text:style-name="T70">2</text:span></text:span><text:span text:style-name="_5f_Niveau_5f_rouge"><text:span text:style-name="T53"> </text:span></text:span><text:span text:style-name="_5f_Niveau_5f_rouge"><text:span text:style-name="T58">×</text:span></text:span><text:span text:style-name="_5f_Niveau_5f_rouge"><text:span text:style-name="T53"> </text:span></text:span><text:span text:style-name="_5f_Niveau_5f_rouge"><text:span text:style-name="T82">5</text:span></text:span></text:p></text:section></draw:text-box></draw:frame></text:h>
      <text:list xml:id="list2805002255" text:style-name="Num_5f_Exo">
        <text:list-item>
          <text:h text:style-name="P73" text:outline-level="1"><text:span text:style-name="Bold_5f_niv3"><text:span text:style-name="T41"> </text:span></text:span><text:span text:style-name="Bold_5f_niv2">Décomposition</text:span></text:h>
          <text:p text:style-name="P51"><text:span text:style-name="T51">Pour décomposer en produit de facteurs premiers, on peut poser les divisions successives de la </text:span><text:span text:style-name="T27">m</text:span><text:span text:style-name="T28">anière</text:span><text:span text:style-name="T51"> suivante.</text:span></text:p>
        </text:list-item>
      </text:list>
      <text:section text:style-name="Sect2" text:name="Section1">
        <table:table table:name="Tableau1" table:style-name="Tableau1">
          <table:table-column table:style-name="Tableau1.A"/>
          <table:table-column table:style-name="Tableau1.B"/>
          <table:table-row table:style-name="TableLine2558852587968">
            <table:table-cell table:style-name="Tableau1.A1" office:value-type="string">
              <text:list xml:id="list95205724375104" text:continue-numbering="true" text:style-name="Num_5f_Exo">
                <text:list-header>
                  <text:p text:style-name="P46">3<text:span text:style-name="T126">60</text:span></text:p>
                </text:list-header>
              </text:list>
            </table:table-cell>
            <table:table-cell table:style-name="Tableau1.B1" office:value-type="string">
              <text:list xml:id="list95205340941520" text:continue-numbering="true" text:style-name="Num_5f_Exo">
                <text:list-header>
                  <text:p text:style-name="P47">2</text:p>
                </text:list-header>
              </text:list>
            </table:table-cell>
          </table:table-row>
          <table:table-row table:style-name="TableLine2558852611088">
            <table:table-cell table:style-name="Tableau1.A2" office:value-type="string">
              <text:list xml:id="list95203971190857" text:continue-numbering="true" text:style-name="Num_5f_Exo">
                <text:list-header>
                  <text:p text:style-name="P46">1<text:span text:style-name="T126">80</text:span></text:p>
                </text:list-header>
              </text:list>
            </table:table-cell>
            <table:table-cell table:style-name="Tableau1.B2" office:value-type="string">
              <text:list xml:id="list95204053883836" text:continue-numbering="true" text:style-name="Num_5f_Exo">
                <text:list-header>
                  <text:p text:style-name="P47">2</text:p>
                </text:list-header>
              </text:list>
            </table:table-cell>
          </table:table-row>
          <table:table-row table:style-name="TableLine2558852605104">
            <table:table-cell table:style-name="Tableau1.A2" office:value-type="string">
              <text:list xml:id="list95205013840638" text:continue-numbering="true" text:style-name="Num_5f_Exo">
                <text:list-header>
                  <text:p text:style-name="P46">9<text:span text:style-name="T126">0</text:span></text:p>
                </text:list-header>
              </text:list>
            </table:table-cell>
            <table:table-cell table:style-name="Tableau1.B2" office:value-type="string">
              <text:list xml:id="list95204523559735" text:continue-numbering="true" text:style-name="Num_5f_Exo">
                <text:list-header>
                  <text:p text:style-name="P47">2</text:p>
                </text:list-header>
              </text:list>
            </table:table-cell>
          </table:table-row>
          <table:table-row table:style-name="TableLine2558852598032">
            <table:table-cell table:style-name="Tableau1.A2" office:value-type="string">
              <text:list xml:id="list95206052263991" text:continue-numbering="true" text:style-name="Num_5f_Exo">
                <text:list-header>
                  <text:p text:style-name="P46">4<text:span text:style-name="T126">5</text:span></text:p>
                </text:list-header>
              </text:list>
            </table:table-cell>
            <table:table-cell table:style-name="Tableau1.B2" office:value-type="string">
              <text:list xml:id="list95204485677065" text:continue-numbering="true" text:style-name="Num_5f_Exo">
                <text:list-header>
                  <text:p text:style-name="P48">5</text:p>
                </text:list-header>
              </text:list>
            </table:table-cell>
          </table:table-row>
          <table:table-row table:style-name="TableLine2558852611904">
            <table:table-cell table:style-name="Tableau1.A2" office:value-type="string">
              <text:list xml:id="list95204759242332" text:continue-numbering="true" text:style-name="Num_5f_Exo">
                <text:list-header>
                  <text:p text:style-name="P46">9</text:p>
                </text:list-header>
              </text:list>
            </table:table-cell>
            <table:table-cell table:style-name="Tableau1.B2" office:value-type="string">
              <text:list xml:id="list95205560560580" text:continue-numbering="true" text:style-name="Num_5f_Exo">
                <text:list-header>
                  <text:p text:style-name="P49">3</text:p>
                </text:list-header>
              </text:list>
            </table:table-cell>
          </table:table-row>
          <table:table-row table:style-name="TableLine2558852597216">
            <table:table-cell table:style-name="Tableau1.A2" office:value-type="string">
              <text:list xml:id="list95205203297465" text:continue-numbering="true" text:style-name="Num_5f_Exo">
                <text:list-header>
                  <text:p text:style-name="P46">3</text:p>
                </text:list-header>
              </text:list>
            </table:table-cell>
            <table:table-cell table:style-name="Tableau1.B2" office:value-type="string">
              <text:list xml:id="list95204616386759" text:continue-numbering="true" text:style-name="Num_5f_Exo">
                <text:list-header>
                  <text:p text:style-name="P49">3</text:p>
                </text:list-header>
              </text:list>
            </table:table-cell>
          </table:table-row>
        </table:table>
        <text:list xml:id="list95203948447246" text:continue-numbering="true" text:style-name="Num_5f_Exo">
          <text:list-header>
            <text:h text:style-name="P72" text:outline-level="1"><text:span text:style-name="_5f_Niveau_5f_rouge"><text:span text:style-name="T11"/></text:span></text:h>
            <text:h text:style-name="P72" text:outline-level="1"><text:span text:style-name="_5f_Niveau_5f_rouge"><text:span text:style-name="T11">On essaye de diviser par les nombres premiers des plus petits au</text:span></text:span><text:span text:style-name="_5f_Niveau_5f_rouge"><text:span text:style-name="T16">x</text:span></text:span><text:span text:style-name="_5f_Niveau_5f_rouge"><text:span text:style-name="T11"> plus grands. </text:span></text:span></text:h>
            <text:h text:style-name="P72" text:outline-level="1"><text:span text:style-name="_5f_Niveau_5f_rouge"><text:span text:style-name="T11">Ou bien par les plus faciles à identifier (2 ou 5). </text:span></text:span></text:h>
            <text:p text:style-name="P45"><text:span text:style-name="T120">D</text:span><text:span text:style-name="T119">onc : </text:span><text:span text:style-name="_5f_Niveau_5f_rouge"><text:span text:style-name="T20">3</text:span></text:span><text:span text:style-name="_5f_Niveau_5f_rouge"><text:span text:style-name="T21">6</text:span></text:span><text:span text:style-name="_5f_Niveau_5f_rouge"><text:span text:style-name="T20">0 </text:span></text:span><text:span text:style-name="_5f_signe"><text:span text:style-name="T23">=</text:span></text:span><text:span text:style-name="_5f_Niveau_5f_rouge"><text:span text:style-name="T20"> </text:span></text:span><text:span text:style-name="_5f_Niveau_5f_rouge"><text:span text:style-name="T114">2</text:span></text:span><text:span text:style-name="_5f_Niveau_5f_rouge"><text:span text:style-name="T38">3</text:span></text:span><text:span text:style-name="_5f_Niveau_5f_rouge"><text:span text:style-name="T20"> </text:span></text:span><text:span text:style-name="_5f_Niveau_5f_rouge"><text:span text:style-name="T24">×</text:span></text:span><text:span text:style-name="_5f_Niveau_5f_rouge"><text:span text:style-name="T20"> </text:span></text:span><text:span text:style-name="_5f_Niveau_5f_rouge"><text:span text:style-name="T118">3</text:span></text:span><text:span text:style-name="_5f_Niveau_5f_rouge"><text:span text:style-name="T38">2</text:span></text:span><text:span text:style-name="_5f_Niveau_5f_rouge"><text:span text:style-name="T20"> </text:span></text:span><text:span text:style-name="_5f_Niveau_5f_rouge"><text:span text:style-name="T24">×</text:span></text:span><text:span text:style-name="_5f_Niveau_5f_rouge"><text:span text:style-name="T20"> </text:span></text:span><text:span text:style-name="_5f_Niveau_5f_rouge"><text:span text:style-name="T116">5</text:span></text:span></text:p>
          </text:list-header>
        </text:list>
        <text:p text:style-name="P30"/>
        <text:p text:style-name="P30"/>
      </text:section>
      <text:p text:style-name="P32"><text:span text:style-name="_5f_pointillés_20_gris"><text:span text:style-name="T8">Détermine la décomposition </text:span></text:span><text:span text:style-name="T29">en produit de facteurs premiers de :</text:span></text:p>
      <text:list xml:id="list1325361372" text:style-name="liste_5f_abc">
        <text:list-item>
          <text:p text:style-name="P58"><text:span text:style-name="_5f_BVS">252 </text:span><text:span text:style-name="_5f_opensymbol"><text:span text:style-name="T8">=</text:span></text:span><text:span text:style-name="_5f_BVS"> </text:span><text:span text:style-name="_5f_Caractères_5f_correction"> 2 × 2 × 3 × 3 × 7</text:span></text:p>
        </text:list-item>
        <text:list-item>
          <text:p text:style-name="P59"><text:span text:style-name="_5f_BVS"><text:span text:style-name="T52">308 </text:span></text:span><text:span text:style-name="_5f_opensymbol"><text:span text:style-name="T45">=</text:span></text:span><text:span text:style-name="_5f_BVS"><text:span text:style-name="T52"> </text:span></text:span><text:span text:style-name="_5f_Caractères_5f_correction"><text:span text:style-name="T52"> 2 × 2 × 7 × 11</text:span></text:span><text:span text:style-name="_5f_pointillés_20_gris"><text:span text:style-name="T52"> </text:span></text:span></text:p>
        </text:list-item>
        <text:list-item>
          <text:p text:style-name="P59"><text:span text:style-name="_5f_BVS"><text:span text:style-name="T96">3</text:span></text:span><text:span text:style-name="_5f_BVS"><text:span text:style-name="T95">48 </text:span></text:span><text:span text:style-name="_5f_opensymbol"><text:span text:style-name="T72">=</text:span></text:span><text:span text:style-name="_5f_BVS"><text:span text:style-name="T95"> </text:span></text:span><text:span text:style-name="_5f_Caractères_5f_correction"><text:span text:style-name="T100">2 × 2 × 3 × 29</text:span></text:span><text:span text:style-name="_5f_pointillés_20_gris"><text:span text:style-name="T92"> </text:span></text:span></text:p>
        </text:list-item>
        <text:list-item>
          <text:p text:style-name="P60"><text:span text:style-name="_5f_BVS"><text:span text:style-name="T97">4</text:span></text:span><text:span text:style-name="_5f_BVS"><text:span text:style-name="T95">84</text:span></text:span><text:span text:style-name="_5f_BVS"><text:span text:style-name="T96"> </text:span></text:span><text:span text:style-name="_5f_opensymbol"><text:span text:style-name="T89"></text:span></text:span><text:span text:style-name="_5f_signe"><text:span text:style-name="T84"> </text:span></text:span><text:span text:style-name="_5f_Caractères_5f_correction"><text:span text:style-name="T100"> 2 × 2 × 11 × 11</text:span></text:span><text:span text:style-name="_5f_pointillés_20_gris"><text:span text:style-name="T92"> </text:span></text:span></text:p>
        </text:list-item>
        <text:list-item>
          <text:p text:style-name="P62"><text:span text:style-name="T86">7</text:span><text:span text:style-name="T83">80</text:span><text:span text:style-name="_5f_BVS"><text:span text:style-name="T94"> </text:span></text:span><text:span text:style-name="_5f_opensymbol"><text:span text:style-name="T71">=</text:span></text:span><text:span text:style-name="_5f_signe"><text:span text:style-name="T84"> </text:span></text:span><text:span text:style-name="_5f_Caractères_5f_correction"><text:span text:style-name="T100">2 × 2 × 3 × 5 × 13 </text:span></text:span></text:p>
        </text:list-item>
        <text:list-item>
          <text:p text:style-name="P61"><text:span text:style-name="T86">1 </text:span><text:span text:style-name="T87">470</text:span><text:span text:style-name="_5f_BVS"><text:span text:style-name="T98"> </text:span></text:span><text:span text:style-name="_5f_opensymbol"><text:span text:style-name="T73">=</text:span></text:span><text:span text:style-name="_5f_signe"><text:span text:style-name="T84"> </text:span></text:span><text:span text:style-name="_5f_Caractères_5f_correction"><text:span text:style-name="T100">2 × 3 × 5 × 7 × 7</text:span></text:span><text:span text:style-name="_5f_pointillés_20_gris"><text:span text:style-name="T92"> </text:span></text:span></text:p>
        </text:list-item>
        <text:list-item>
          <text:p text:style-name="P63"><text:span text:style-name="_5f_opensymbol"><text:span text:style-name="T85">1 </text:span></text:span><text:span text:style-name="_5f_opensymbol"><text:span text:style-name="T87">710</text:span></text:span><text:span text:style-name="_5f_BVS"><text:span text:style-name="T99"> </text:span></text:span><text:span text:style-name="_5f_opensymbol"><text:span text:style-name="T74">=</text:span></text:span><text:span text:style-name="_5f_signe"><text:span text:style-name="T84"> </text:span></text:span><text:span text:style-name="_5f_Caractères_5f_correction"><text:span text:style-name="T100"> 2 × 3 × 3 × 5 × 19</text:span></text:span><text:span text:style-name="_5f_pointillés_20_gris"><text:span text:style-name="T92"> </text:span></text:span></text:p>
        </text:list-item>
        <text:list-item>
          <text:p text:style-name="P65"><text:span text:style-name="_5f_opensymbol"><text:span text:style-name="T85">2</text:span></text:span><text:span text:style-name="_5f_opensymbol"><text:span text:style-name="T87">52</text:span></text:span><text:span text:style-name="_5f_Niveau_5f_rouge"><text:span text:style-name="T57"> </text:span></text:span><text:span text:style-name="_5f_Niveau_5f_rouge"><text:span text:style-name="T59">×</text:span></text:span><text:span text:style-name="_5f_Niveau_5f_rouge"><text:span text:style-name="T57"> </text:span></text:span><text:span text:style-name="_5f_opensymbol"><text:span text:style-name="T87">308</text:span></text:span><text:span text:style-name="_5f_opensymbol"><text:span text:style-name="T85"> </text:span></text:span><text:span text:style-name="_5f_opensymbol"><text:span text:style-name="T90"></text:span></text:span><text:span text:style-name="_5f_signe"><text:span text:style-name="T84"> </text:span></text:span></text:p>
          <text:p text:style-name="P65"><text:span text:style-name="_5f_Caractères_5f_correction"><text:span text:style-name="T100"><text:s/>2 × 2 × 2 × 2 × 3 × 3 × 7 × 7 × 11</text:span></text:span></text:p>
        </text:list-item>
        <text:list-item>
          <text:p text:style-name="P64"><text:span text:style-name="_5f_opensymbol"><text:span text:style-name="T85">2</text:span></text:span><text:span text:style-name="_5f_opensymbol"><text:span text:style-name="T87">52</text:span></text:span><text:span text:style-name="_5f_Niveau_5f_rouge"><text:span text:style-name="T57"> </text:span></text:span><text:span text:style-name="_5f_Niveau_5f_rouge"><text:span text:style-name="T59">×</text:span></text:span><text:span text:style-name="_5f_Niveau_5f_rouge"><text:span text:style-name="T57"> </text:span></text:span><text:span text:style-name="_5f_opensymbol"><text:span text:style-name="T87">308</text:span></text:span><text:span text:style-name="_5f_Niveau_5f_rouge"><text:span text:style-name="T57"> </text:span></text:span><text:span text:style-name="_5f_Niveau_5f_rouge"><text:span text:style-name="T59">×</text:span></text:span><text:span text:style-name="_5f_Niveau_5f_rouge"><text:span text:style-name="T57"> </text:span></text:span><text:span text:style-name="_5f_opensymbol"><text:span text:style-name="T88">484 </text:span></text:span><text:span text:style-name="_5f_opensymbol"><text:span text:style-name="T91"></text:span></text:span><text:span text:style-name="_5f_signe"><text:span text:style-name="T84"> </text:span></text:span></text:p>
          <text:p text:style-name="P64"><text:span text:style-name="_5f_Caractères_5f_correction"><text:span text:style-name="T102">2 × 2 × 2 × 2 × 2 × 2 × 3 × 3 × 7 × 7 × 11 × 11 × 11</text:span></text:span><text:span text:style-name="_5f_Caractères_5f_correction"><text:span text:style-name="T101"> </text:span></text:span></text:p>
        </text:list-item>
      </text:list>
      <text:p text:style-name="P34"><text:span text:style-name="_5f_pointillés_20_gris"><text:span text:style-name="T93"/></text:span></text:p>
      <text:p text:style-name="P34"><text:span text:style-name="_5f_pointillés_20_gris"><text:span text:style-name="T93"/></text:span></text:p>
      <text:list xml:id="list95205091042304" text:continue-list="list95203948447246" text:style-name="Num_5f_Exo">
        <text:list-item>
          <text:h text:style-name="P70" text:outline-level="1"><text:span text:style-name="T48"> </text:span><text:span text:style-name="T50">Sans calculer les produits, montre que </text:span><text:span text:style-name="T49">: </text:span></text:h>
        </text:list-item>
      </text:list>
      <text:p text:style-name="P33"><text:span text:style-name="T26">s</text:span><text:span text:style-name="T50">i A</text:span><text:span text:style-name="_5f_pointillés_20_gris"><text:span text:style-name="T60"> </text:span></text:span><text:span text:style-name="_5f_opensymbol"><text:span text:style-name="T64">=</text:span></text:span><text:span text:style-name="_5f_pointillés_20_gris"><text:span text:style-name="T60"> </text:span></text:span><text:span text:style-name="_5f_opensymbol"><text:span text:style-name="T55">4</text:span></text:span><text:span text:style-name="_5f_opensymbol"><text:span text:style-name="T56">5</text:span></text:span><text:span text:style-name="_5f_Niveau_5f_rouge"><text:span text:style-name="T57"> </text:span></text:span><text:span text:style-name="_5f_Niveau_5f_rouge"><text:span text:style-name="T59">×</text:span></text:span><text:span text:style-name="_5f_Niveau_5f_rouge"><text:span text:style-name="T57"> </text:span></text:span><text:span text:style-name="_5f_opensymbol"><text:span text:style-name="T56">28</text:span></text:span><text:span text:style-name="_5f_pointillés_20_gris"><text:span text:style-name="T60"> et B </text:span></text:span><text:span text:style-name="_5f_opensymbol"><text:span text:style-name="T64">=</text:span></text:span><text:span text:style-name="_5f_pointillés_20_gris"><text:span text:style-name="T60"> </text:span></text:span><text:span text:style-name="_5f_pointillés_20_gris"><text:span text:style-name="T61">35</text:span></text:span><text:span text:style-name="_5f_Niveau_5f_rouge"><text:span text:style-name="T57"> </text:span></text:span><text:span text:style-name="_5f_Niveau_5f_rouge"><text:span text:style-name="T59">×</text:span></text:span><text:span text:style-name="_5f_Niveau_5f_rouge"><text:span text:style-name="T57"> </text:span></text:span><text:span text:style-name="_5f_opensymbol"><text:span text:style-name="T56">36</text:span></text:span><text:span text:style-name="_5f_pointillés_20_gris"><text:span text:style-name="T60"> </text:span></text:span><text:span text:style-name="_5f_pointillés_20_gris"><text:span text:style-name="T61">alors </text:span></text:span><text:span text:style-name="_5f_pointillés_20_gris"><text:span text:style-name="T61"><draw:frame draw:style-name="fr5" draw:name="Objet4" text:anchor-type="as-char" svg:width="0.339cm" svg:height="0.87cm" draw:z-index="6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pointillés_20_gris"><text:span text:style-name="T62"> </text:span></text:span><text:span text:style-name="_5f_opensymbol"><text:span text:style-name="T63">=</text:span></text:span><text:span text:style-name="_5f_pointillés_20_gris"><text:span text:style-name="T62"> 1.</text:span></text:span></text:p>
      <text:list xml:id="list95204090176288" text:continue-list="list2634764140" text:style-name="_5f_Numérotation_20_des_20_exercices_20_livrets">
        <text:list-item>
          <text:list>
            <text:list-header>
              <text:p text:style-name="P52"><text:span text:style-name="_5f_Caractères_5f_correction"><text:span text:style-name="T128">A</text:span></text:span><text:span text:style-name="_5f_Caractères_5f_correction"><text:span text:style-name="T76"> </text:span></text:span><text:span text:style-name="_5f_Caractères_5f_correction"><text:span text:style-name="T79">=</text:span></text:span><text:span text:style-name="_5f_Caractères_5f_correction"><text:span text:style-name="T76"> </text:span></text:span><text:span text:style-name="_5f_Caractères_5f_correction"><text:span text:style-name="T77">9</text:span></text:span><text:span text:style-name="_5f_Caractères_5f_correction"><text:span text:style-name="T78"> × </text:span></text:span><text:span text:style-name="_5f_Caractères_5f_correction"><text:span text:style-name="T77">5 </text:span></text:span><text:span text:style-name="_5f_Caractères_5f_correction"><text:span text:style-name="T78">× </text:span></text:span><text:span text:style-name="_5f_Caractères_5f_correction"><text:span text:style-name="T77">4</text:span></text:span><text:span text:style-name="_5f_Caractères_5f_correction"><text:span text:style-name="T78">× </text:span></text:span><text:span text:style-name="_5f_Caractères_5f_correction"><text:span text:style-name="T77">7 et B = 7</text:span></text:span><text:span text:style-name="_5f_Caractères_5f_correction"><text:span text:style-name="T78"> × </text:span></text:span><text:span text:style-name="_5f_Caractères_5f_correction"><text:span text:style-name="T77">5 </text:span></text:span><text:span text:style-name="_5f_Caractères_5f_correction"><text:span text:style-name="T78">× </text:span></text:span><text:span text:style-name="_5f_Caractères_5f_correction"><text:span text:style-name="T77">4</text:span></text:span><text:span text:style-name="_5f_Caractères_5f_correction"><text:span text:style-name="T78">× </text:span></text:span><text:span text:style-name="_5f_Caractères_5f_correction"><text:span text:style-name="T77">9</text:span></text:span></text:p>
              <text:p text:style-name="P57"><text:span text:style-name="_5f_Caractères_5f_correction"><text:span text:style-name="T77">donc </text:span></text:span><text:span text:style-name="_5f_Caractères_5f_correction"><text:span text:style-name="T77"><draw:frame draw:style-name="fr4" draw:name="Objet2" text:anchor-type="as-char" svg:width="3.685cm" svg:height="0.87cm" draw:z-index="16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Caractères_5f_correction"><text:span text:style-name="T77"><text:s/>après simplification.</text:span></text:span></text:p>
            </text:list-header>
          </text:list>
        </text:list-item>
      </text:list>
      <text:list xml:id="list95203966919599" text:continue-list="list95205091042304" text:style-name="Num_5f_Exo">
        <text:list-item>
          <text:h text:style-name="P74" text:outline-level="1"><text:span text:style-name="Bold_5f_niv3"><text:span text:style-name="T41"> </text:span></text:span><text:span text:style-name="Bold_5f_niv3"><text:span text:style-name="T46">Décompose 150 en produit de facteurs premiers. Déduis-en tous ses diviseurs. </text:span></text:span></text:h>
          <text:list>
            <text:list-header>
              <text:p text:style-name="P35"><text:span text:style-name="_5f_Caractères_5f_correction">150 = 2 × 3 × 5 × 5 </text:span></text:p>
            </text:list-header>
          </text:list>
          <text:p text:style-name="P36"><text:span text:style-name="_5f_Caractères_5f_correction"><text:span text:style-name="T109">diviseurs de 150 : </text:span></text:span><text:span text:style-name="_5f_Caractères_5f_correction"><text:span text:style-name="T110">(</text:span></text:span><text:span text:style-name="_5f_Caractères_5f_correction"><text:span text:style-name="T109">1</text:span></text:span><text:span text:style-name="_5f_Caractères_5f_correction"><text:span text:style-name="T110">)</text:span></text:span><text:span text:style-name="_5f_Caractères_5f_correction"><text:span text:style-name="T109"> ; <text:s/>2 ; <text:s/>3 ; <text:s/>5 ; <text:s/>6 ; <text:s/>10 ; <text:s/>15 ; <text:s/>25 ; <text:s/>30 ; <text:s/>50 ; <text:s/>75 ; 150.</text:span></text:span></text:p>
        </text:list-item>
        <text:list-item>
          <text:h text:style-name="P75" text:outline-level="1"><text:span text:style-name="Bold_5f_niv3"><text:span text:style-name="T42"> </text:span></text:span><text:span text:style-name="Bold_5f_niv2"><text:span text:style-name="T125">Rendre irréductible</text:span></text:span><text:span text:style-name="Bold_5f_niv2"><text:span text:style-name="T133"> une fraction</text:span></text:span></text:h>
          <text:p text:style-name="P50"><text:span text:style-name="_5f_BVS">Voici la décomposition en produit</text:span><text:span text:style-name="_5f_BVS"><text:span text:style-name="T135">s</text:span></text:span><text:span text:style-name="_5f_BVS"> de facteurs premiers des nombres </text:span><text:span text:style-name="_5f_BVS"><text:span text:style-name="T134">270</text:span></text:span><text:span text:style-name="_5f_BVS"> et </text:span><text:span text:style-name="_5f_BVS"><text:span text:style-name="T134">96</text:span></text:span><text:span text:style-name="_5f_BVS"><text:span text:style-name="T106"> </text:span></text:span><text:span text:style-name="_5f_BVS">:</text:span></text:p>
          <text:p text:style-name="P53"><text:span text:style-name="T123">270</text:span><text:span text:style-name="T122"> </text:span><text:span text:style-name="T111"></text:span><text:span text:style-name="T122"> 2</text:span><text:span text:style-name="T103"> </text:span><text:span text:style-name="T132">×</text:span><text:span text:style-name="T127"> 3</text:span><text:span text:style-name="T131">3</text:span><text:span text:style-name="T124"> </text:span><text:span text:style-name="T132">×</text:span><text:span text:style-name="T127"> </text:span><text:span text:style-name="T105">5 </text:span><text:span text:style-name="T103">; <text:tab/><text:tab/></text:span><text:span text:style-name="T22">96</text:span><text:span text:style-name="T103"> </text:span><text:span text:style-name="T107"></text:span><text:span text:style-name="T104"> 2</text:span><text:span text:style-name="T130">5</text:span><text:span text:style-name="T104"> </text:span><text:span text:style-name="T108">×</text:span><text:span text:style-name="T104"> 3</text:span><text:span text:style-name="T103">.</text:span></text:p>
          <text:p text:style-name="P54"><text:span text:style-name="Bold_5f_niv3"><text:span text:style-name="T44">Utilise ces décompositions pour rendre irréductible </text:span></text:span><text:span text:style-name="Bold_5f_niv3"><text:span text:style-name="T43">la fraction </text:span></text:span><text:span text:style-name="Bold_5f_niv3"><text:span text:style-name="T43"><draw:frame draw:style-name="fr6" draw:name="Objet7" text:anchor-type="as-char" svg:width="0.741cm" svg:height="0.87cm" draw:z-index="4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Bold_5f_niv3"><text:span text:style-name="T43">.</text:span></text:span></text:p>
          <text:p text:style-name="P37"><text:span text:style-name="_5f_pointillés_20_gris"><draw:frame draw:style-name="fr4" draw:name="Objet5" text:anchor-type="as-char" svg:width="4.42cm" svg:height="0.96cm" draw:z-index="11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  <text:p text:style-name="P37"><text:span text:style-name="_5f_Caractères_5f_correction"><text:span text:style-name="T136">donc </text:span></text:span><text:span text:style-name="_5f_Caractères_5f_correction"><draw:frame draw:style-name="fr4" draw:name="Objet6" text:anchor-type="as-char" svg:width="1.9cm" svg:height="0.87cm" draw:z-index="14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Caractères_5f_correction">.</text:span></text:p>
        </text:list-item>
        <text:list-item>
          <text:h text:style-name="P76" text:outline-level="1"><text:span text:style-name="T134"> </text:span><text:span text:style-name="Bold_5f_niv2"><text:span text:style-name="T134">a.</text:span></text:span><text:span text:style-name="T134"> </text:span><text:span text:style-name="T30">D</text:span><text:span text:style-name="T31">écompose 1</text:span><text:span text:style-name="T32">40</text:span><text:span text:style-name="T31"> et </text:span><text:span text:style-name="T32">520</text:span><text:span text:style-name="T31"> en produits de facteurs premiers.</text:span></text:h>
        </text:list-item>
      </text:list>
      <text:list xml:id="list95204477919303" text:continue-list="list95204090176288" text:style-name="_5f_Numérotation_20_des_20_exercices_20_livrets">
        <text:list-item>
          <text:list>
            <text:list-header>
              <text:p text:style-name="P39"><text:span text:style-name="_5f_Caractères_5f_correction">140 = 2</text:span><text:span text:style-name="_5f_Caractères_5f_correction"><text:span text:style-name="T129">2</text:span></text:span><text:span text:style-name="_5f_Caractères_5f_correction"> × 5 × 7</text:span></text:p>
              <text:p text:style-name="P38"><text:span text:style-name="_5f_Caractères_5f_correction">520 = 2</text:span><text:span text:style-name="_5f_Caractères_5f_correction"><text:span text:style-name="T129">3</text:span></text:span><text:span text:style-name="_5f_Caractères_5f_correction"> × 5 × 13</text:span></text:p>
            </text:list-header>
          </text:list>
        </text:list-item>
      </text:list>
      <text:list xml:id="list95204910673145" text:continue-list="list1325361372" text:style-name="liste_5f_abc">
        <text:list-item text:start-value="2">
          <text:p text:style-name="P55"><text:span text:style-name="_5f_Niveau_5f_rouge"><text:span text:style-name="T69">Rends</text:span></text:span><text:span text:style-name="_5f_Niveau_5f_rouge"><text:span text:style-name="T67"> irréductible </text:span></text:span><text:span text:style-name="_5f_Niveau_5f_rouge"><text:span text:style-name="T68">la fraction</text:span></text:span><text:span text:style-name="_5f_Niveau_5f_rouge"><text:span text:style-name="T65"> </text:span></text:span><text:span text:style-name="_5f_Niveau_5f_rouge"><text:span text:style-name="T65"><draw:frame draw:style-name="fr5" draw:name="Objet1" text:anchor-type="as-char" svg:width="0.741cm" svg:height="0.8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Niveau_5f_rouge"><text:span text:style-name="T66">.</text:span></text:span></text:p>
          <text:p text:style-name="P40"><text:span text:style-name="_5f_pointillés_20_gris"><draw:frame draw:style-name="fr4" draw:name="Objet8" text:anchor-type="as-char" svg:width="4.736cm" svg:height="0.96cm" draw:z-index="10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  <text:p text:style-name="P43"><text:span text:style-name="_5f_pointillés_20_gris"><draw:frame draw:style-name="fr4" draw:name="Objet9" text:anchor-type="as-char" svg:width="1.9cm" svg:height="0.87cm" draw:z-index="12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</text:list-item>
        <text:list-item>
          <text:p text:style-name="P56"><text:span text:style-name="_5f_BVS"><text:span text:style-name="T134">Rends</text:span></text:span><text:span text:style-name="_5f_BVS"> irréductible </text:span><text:span text:style-name="_5f_pointillés_20_gris"><draw:frame draw:style-name="fr5" draw:name="Objet3" text:anchor-type="as-char" svg:width="0.741cm" svg:height="0.87cm" draw:z-index="1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Niveau_5f_rouge"><text:span text:style-name="T66">.</text:span></text:span></text:p>
        </text:list-item>
      </text:list>
      <text:h text:style-name="_5f_Paragraphe_5f_Correction" text:outline-level="1"><text:span text:style-name="_5f_Caractères_5f_correction"><text:span text:style-name="T139">300 = 2</text:span></text:span><text:span text:style-name="_5f_Caractères_5f_correction"><text:span text:style-name="T137">2</text:span></text:span><text:span text:style-name="_5f_Caractères_5f_correction"><text:span text:style-name="T139"> × 3 × 5</text:span></text:span><text:span text:style-name="_5f_Caractères_5f_correction"><text:span text:style-name="T137">2</text:span></text:span></text:h>
      <text:h text:style-name="_5f_Paragraphe_5f_Correction" text:outline-level="1"><text:span text:style-name="_5f_Caractères_5f_correction"><text:span text:style-name="T140">126 = 2 × 3</text:span></text:span><text:span text:style-name="_5f_Caractères_5f_correction"><text:span text:style-name="T138">2</text:span></text:span><text:span text:style-name="_5f_Caractères_5f_correction"><text:span text:style-name="T140"> × 7</text:span></text:span></text:h>
      <text:list xml:id="list95204314243350" text:continue-numbering="true" text:style-name="liste_5f_abc">
        <text:list-header>
          <text:p text:style-name="P41"><text:span text:style-name="_5f_pointillés_20_gris"><draw:frame draw:style-name="fr4" draw:name="Objet10" text:anchor-type="as-char" svg:width="4.554cm" svg:height="0.96cm" draw:z-index="8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  <text:p text:style-name="P42"><text:span text:style-name="_5f_pointillés_20_gris"><draw:frame draw:style-name="fr4" draw:name="Objet11" text:anchor-type="as-char" svg:width="1.9cm" svg:height="0.87cm" draw:z-index="9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Wingdings" svg:font-family="Wingdings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6" svg:font-family="'Bitstream Vera Sans'" style:font-pitch="variable"/>
    <style:font-face style:name="OpenSymbol2" svg:font-family="OpenSymbol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Gra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Cours_5f_definition" style:display-name="Cours_definition" style:family="paragraph" style:parent-style-name="Standard" style:master-page-name="">
      <loext:graphic-properties draw:fill="none" draw:fill-color="#aecf00" draw:opacity-name="Transparency_20_3"/>
      <style:paragraph-properties fo:margin-left="0.199cm" fo:margin-right="2cm" fo:margin-top="0.101cm" fo:margin-bottom="0.3cm" style:contextual-spacing="false" fo:text-indent="0cm" style:auto-text-indent="false" style:page-number="auto" fo:background-color="transparent" fo:padding="0cm" fo:border="none" style:shadow="none">
        <style:tab-stops/>
      </style:paragraph-properties>
      <style:text-properties officeooo:rsid="0019262b" fo:background-color="transparent" style:font-size-asian="10.5pt"/>
    </style:style>
    <style:style style:name="Cours_5f_definition_5f_titre" style:display-name="Cours_definition_titre" style:family="paragraph" style:parent-style-name="Cours_5f_definition" style:master-page-name="">
      <loext:graphic-properties draw:fill="none" draw:fill-color="#aecf00" draw:opacity-name="Transparency_20_3"/>
      <style:paragraph-properties fo:margin-left="0cm" fo:margin-right="0cm" fo:margin-top="0.3cm" fo:margin-bottom="0cm" style:contextual-spacing="false" fo:line-height="100%" fo:orphans="2" fo:widows="2" fo:text-indent="0cm" style:auto-text-indent="false" style:page-number="auto" fo:background-color="transparent" fo:padding="0cm" fo:border="none" style:shadow="none" fo:keep-with-next="always">
        <style:tab-stops/>
      </style:paragraph-properties>
      <style:text-properties fo:color="#1ca2b8" loext:opacity="100%" style:font-name="Liberation Serif" fo:font-family="'Liberation Serif'" style:font-style-name="Gras" style:font-family-generic="roman" style:font-pitch="variable" fo:font-size="12pt" fo:font-style="normal" style:text-underline-style="none" fo:font-weight="bold" fo:background-color="transparent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2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Règle" style:display-name="_Règle" style:family="text" style:parent-style-name="knumerotitreA">
      <style:text-properties fo:color="#ffffff" loext:opacity="100%" style:font-name="Bitstream Vera Sans" fo:font-family="'Bitstream Vera Sans'" style:font-style-name="Gras" style:font-family-generic="swiss" style:font-pitch="variable" fo:font-size="10pt" style:text-underline-style="none" fo:font-weight="bold" fo:background-color="#da4b8b" style:font-size-asian="10pt" style:font-weight-asian="bold" style:font-size-complex="10pt" style:font-weight-complex="bold" style:font-relief="none"/>
    </style:style>
    <style:style style:name="_5f_Définiton" style:display-name="_Définiton" style:family="text" style:parent-style-name="_5f_Règle">
      <style:text-properties fo:background-color="#75ab24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5f_Numéros_20_trois_20_de_20_méthode" style:display-name="_Numéros trois de méthode" style:family="text" style:parent-style-name="_5f_Numéros_20_second_20_de_20_méthode">
      <style:text-properties fo:color="#000000" loext:opacity="100%" fo:background-color="transparent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Puce_5f_enonce1" style:display-name="Puce_enonce1" style:family="text">
      <style:text-properties fo:color="#e8c32a" loext:opacity="100%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niv1" style:family="text">
      <style:text-properties fo:color="#ffffff" loext:opacity="100%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2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2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7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7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7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7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2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_5f_numérotation_20_des_20_exos_20_à_20_toide_20_jouer" style:display-name="_numérotation des exos à toide jouer">
      <text:list-level-style-number text:level="1" text:style-name="_5f_Numéros_20_trois_20_de_20_méthode" style:num-prefix=" " style:num-suffix=". " style:num-format="a">
        <style:list-level-properties text:min-label-distance="0.15cm" fo:text-align="center"/>
      </text:list-level-style-number>
      <text:list-level-style-number text:level="2" text:style-name="_5f_Numéros_20_trois_20_de_20_méthod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fo:font-variant="normal" fo:text-transform="none" fo:color="#d7e12c" loext:opacity="100%" style:font-name="Bitstream Vera Sans1" fo:font-size="15pt" fo:font-style="normal" fo:text-shadow="none" fo:font-weight="bold" officeooo:rsid="001840c9" officeooo:paragraph-rsid="0035774d" style:font-size-asian="15pt" style:font-style-asian="normal" style:font-size-complex="15pt" style:font-style-complex="normal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5b7f6f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5774d"/>
    </style:style>
    <style:style style:name="MT7" style:family="text">
      <style:text-properties officeooo:rsid="001bf25b"/>
    </style:style>
    <style:style style:name="MT8" style:family="text">
      <style:text-properties fo:text-transform="uppercase" fo:color="#808080" loext:opacity="100%" style:font-name="Bitstream Vera Sans2" fo:font-size="9pt" officeooo:rsid="001bf25b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_28_une_20_colonne_29__20_paire_20__28_G_29_" style:display-name="_Fiche éditeur série 5 (une colonne) paire (G)" style:page-layout-name="Mpm18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2">Écritures fractionnaires : Chapitre N2</text:p>
      </style:footer>
      <style:footer-left>
        <text:p text:style-name="MP5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2">Chapitre G2 : Triangles</text:p>
      </style:footer>
      <style:footer-left>
        <text:p text:style-name="MP23">Chapitre N2 : Écritures fractionnaires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4"><draw:path text:anchor-type="paragraph" draw:z-index="2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draw:line text:anchor-type="paragraph" draw:z-index="15" draw:name="Forme3" draw:style-name="Mgr3" draw:text-style-name="MP26" svg:x1="15.388cm" svg:y1="0.388cm" svg:x2="23.438cm" svg:y2="0.36cm"><text:p/></draw:line>U<text:span text:style-name="MT6">tiliser des nombres premiers</text:span></text:p>
      </style:header>
      <style:footer>
        <text:p text:style-name="MP28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7"><draw:text-box fo:min-height="0.355cm"><text:p text:style-name="MP29"><draw:g text:anchor-type="paragraph" draw:z-index="13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38</text:page-number></text:p></draw:text-box></draw:frame><text:p text:style-name="MP31"><text:span text:style-name="MT7">Nombres entiers• </text:span><text:span text:style-name="MT8">A5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0000000</meta:creation-date>
    <dc:date>2021-10-10T09:52:03.473000000</dc:date>
    <meta:editing-duration>PT10H8M19S</meta:editing-duration>
    <meta:editing-cycles>98</meta:editing-cycles>
    <meta:generator>LibreOffice/7.1.1.2$Windows_X86_64 LibreOffice_project/fe0b08f4af1bacafe4c7ecc87ce55bb426164676</meta:generator>
    <dc:subject>division euclidienne</dc:subject>
    <dc:title>A5_3 série 1 </dc:title>
    <meta:document-statistic meta:table-count="2" meta:image-count="0" meta:object-count="11" meta:page-count="1" meta:paragraph-count="110" meta:word-count="677" meta:character-count="3153" meta:non-whitespace-character-count="2147"/>
  </office:meta>
</office:document-meta>
</file>

<file path=Object 1/content.xml><?xml version="1.0" encoding="utf-8"?>
<math xmlns="http://www.w3.org/1998/Math/MathML" display="block">
  <semantics>
    <mfrac>
      <mn>140</mn>
      <mn>520</mn>
    </mfrac>
    <annotation encoding="StarMath 5.0">{140} over {520} </annotation>
  </semantics>
</math>
</file>

<file path=Object 10/content.xml><?xml version="1.0" encoding="utf-8"?>
<math xmlns="http://www.w3.org/1998/Math/MathML" display="block">
  <semantics>
    <mrow>
      <mfrac>
        <mn>300</mn>
        <mn>126</mn>
      </mfrac>
      <mrow>
        <mspace width="2em"/>
        <mo stretchy="false">=</mo>
        <mspace width="2em"/>
      </mrow>
      <mfrac>
        <mrow>
          <msup>
            <mn>2</mn>
            <mn>2</mn>
          </msup>
          <mo stretchy="false">×</mo>
          <mn>3</mn>
          <mo stretchy="false">×</mo>
          <msup>
            <mn>5</mn>
            <mn>2</mn>
          </msup>
        </mrow>
        <mrow>
          <mn>2</mn>
          <mo stretchy="false">×</mo>
          <msup>
            <mn>3</mn>
            <mn>2</mn>
          </msup>
          <mo stretchy="false">×</mo>
          <mn>7</mn>
        </mrow>
      </mfrac>
      <mrow>
        <mspace width="2em"/>
        <mo stretchy="false">=</mo>
        <mspace width="2em"/>
      </mrow>
      <mfrac>
        <mrow>
          <mn>2</mn>
          <mo stretchy="false">×</mo>
          <msup>
            <mn>5</mn>
            <mn>2</mn>
          </msup>
        </mrow>
        <mrow>
          <mn>3</mn>
          <mo stretchy="false">×</mo>
          <mn>7</mn>
        </mrow>
      </mfrac>
    </mrow>
    <annotation encoding="StarMath 5.0">{300}over{126} ~=~ {2^2 times 3 times 5^2} over{2 times 3^2 times 7}  ~=~ { 2 times 5^2 } over{3 times 7 } </annotation>
  </semantics>
</math>
</file>

<file path=Object 11/content.xml><?xml version="1.0" encoding="utf-8"?>
<math xmlns="http://www.w3.org/1998/Math/MathML" display="block">
  <semantics>
    <mrow>
      <mfrac>
        <mn>300</mn>
        <mn>126</mn>
      </mfrac>
      <mrow>
        <mspace width="2em"/>
        <mo stretchy="false">=</mo>
        <mspace width="2em"/>
      </mrow>
      <mfrac>
        <mn>50</mn>
        <mn>21</mn>
      </mfrac>
    </mrow>
    <annotation encoding="StarMath 5.0">{300}over{126} ~=~ { 50 } over{21 } </annotation>
  </semantics>
</math>
</file>

<file path=Object 2/content.xml><?xml version="1.0" encoding="utf-8"?>
<math xmlns="http://www.w3.org/1998/Math/MathML" display="block">
  <semantics>
    <mrow>
      <mfrac>
        <mi mathvariant="normal">A</mi>
        <mi mathvariant="normal">B</mi>
      </mfrac>
      <mrow>
        <mspace width="2em"/>
        <mo stretchy="false">=</mo>
        <mspace width="2em"/>
      </mrow>
      <mfrac>
        <mrow>
          <mn>9</mn>
          <mo stretchy="false">×</mo>
          <mn>5</mn>
          <mo stretchy="false">×</mo>
          <mn>4</mn>
          <mo stretchy="false">×</mo>
          <mn>7</mn>
        </mrow>
        <mrow>
          <mn>7</mn>
          <mo stretchy="false">×</mo>
          <mn>5</mn>
          <mo stretchy="false">×</mo>
          <mn>4</mn>
          <mo stretchy="false">×</mo>
          <mn>9</mn>
        </mrow>
      </mfrac>
      <mrow>
        <mspace width="2em"/>
        <mo stretchy="false">=</mo>
        <mspace width="2em"/>
      </mrow>
      <mn>1</mn>
    </mrow>
    <annotation encoding="StarMath 5.0">A over B ~=~ { 9 times 5 times 4 times 7 } over{ 7 times 5 times 4 times 9 } ~=~ 1</annotation>
  </semantics>
</math>
</file>

<file path=Object 3/content.xml><?xml version="1.0" encoding="utf-8"?>
<math xmlns="http://www.w3.org/1998/Math/MathML" display="block">
  <semantics>
    <mfrac>
      <mn>300</mn>
      <mn>126</mn>
    </mfrac>
    <annotation encoding="StarMath 5.0">{300} over {126} </annotation>
  </semantics>
</math>
</file>

<file path=Object 4/content.xml><?xml version="1.0" encoding="utf-8"?>
<math xmlns="http://www.w3.org/1998/Math/MathML" display="block">
  <semantics>
    <mfrac>
      <mi mathvariant="normal">A</mi>
      <mi mathvariant="normal">B</mi>
    </mfrac>
    <annotation encoding="StarMath 5.0">A over B </annotation>
  </semantics>
</math>
</file>

<file path=Object 5/content.xml><?xml version="1.0" encoding="utf-8"?>
<math xmlns="http://www.w3.org/1998/Math/MathML" display="block">
  <semantics>
    <mrow>
      <mfrac>
        <mn>270</mn>
        <mn>96</mn>
      </mfrac>
      <mrow>
        <mspace width="2em"/>
        <mo stretchy="false">=</mo>
        <mspace width="2em"/>
      </mrow>
      <mfrac>
        <mrow>
          <mn>2</mn>
          <mo stretchy="false">×</mo>
          <msup>
            <mn>3</mn>
            <mn>3</mn>
          </msup>
          <mo stretchy="false">×</mo>
          <mn>5</mn>
        </mrow>
        <mrow>
          <msup>
            <mn>2</mn>
            <mn>5</mn>
          </msup>
          <mo stretchy="false">×</mo>
          <mn>3</mn>
        </mrow>
      </mfrac>
      <mrow>
        <mspace width="2em"/>
        <mo stretchy="false">=</mo>
        <mspace width="2em"/>
      </mrow>
      <mfrac>
        <mrow>
          <msup>
            <mn>3</mn>
            <mn>2</mn>
          </msup>
          <mo stretchy="false">×</mo>
          <mn>5</mn>
        </mrow>
        <msup>
          <mn>2</mn>
          <mn>4</mn>
        </msup>
      </mfrac>
    </mrow>
    <annotation encoding="StarMath 5.0">{270}over{96} ~=~ {2 times 3^3 times 5 } over{2 ^5times 3 }  ~=~ { 3^2 times 5 } over{2 ^4 } </annotation>
  </semantics>
</math>
</file>

<file path=Object 6/content.xml><?xml version="1.0" encoding="utf-8"?>
<math xmlns="http://www.w3.org/1998/Math/MathML" display="block">
  <semantics>
    <mrow>
      <mfrac>
        <mn>270</mn>
        <mn>96</mn>
      </mfrac>
      <mrow>
        <mspace width="2em"/>
        <mo stretchy="false">=</mo>
        <mspace width="2em"/>
      </mrow>
      <mfrac>
        <mn>45</mn>
        <mn>16</mn>
      </mfrac>
    </mrow>
    <annotation encoding="StarMath 5.0">{270}over{96} ~=~ {45}  over{16} </annotation>
  </semantics>
</math>
</file>

<file path=Object 7/content.xml><?xml version="1.0" encoding="utf-8"?>
<math xmlns="http://www.w3.org/1998/Math/MathML" display="block">
  <semantics>
    <mrow>
      <mfrac>
        <mn>140</mn>
        <mn>520</mn>
      </mfrac>
      <mrow>
        <mspace width="2em"/>
        <mo stretchy="false">=</mo>
        <mspace width="2em"/>
      </mrow>
      <mfrac>
        <mrow>
          <msup>
            <mn>2</mn>
            <mn>2</mn>
          </msup>
          <mo stretchy="false">×</mo>
          <mn>5</mn>
          <mo stretchy="false">×</mo>
          <mn>7</mn>
        </mrow>
        <mrow>
          <msup>
            <mn>2</mn>
            <mn>3</mn>
          </msup>
          <mo stretchy="false">×</mo>
          <mn>5</mn>
          <mo stretchy="false">×</mo>
          <mn>13</mn>
        </mrow>
      </mfrac>
      <mrow>
        <mspace width="2em"/>
        <mo stretchy="false">=</mo>
        <mspace width="2em"/>
      </mrow>
      <mfrac>
        <mn>7</mn>
        <mrow>
          <mn>2</mn>
          <mo stretchy="false">×</mo>
          <mn>13</mn>
        </mrow>
      </mfrac>
    </mrow>
    <annotation encoding="StarMath 5.0">{140}over{520} ~=~ {2^2 times 5 times 7} over{2 ^3times 5 times 13}  ~=~ { 7 } over{2 times 13 } </annotation>
  </semantics>
</math>
</file>

<file path=Object 8/content.xml><?xml version="1.0" encoding="utf-8"?>
<math xmlns="http://www.w3.org/1998/Math/MathML" display="block">
  <semantics>
    <mfrac>
      <mn>270</mn>
      <mn>96</mn>
    </mfrac>
    <annotation encoding="StarMath 5.0">{270}over{96}</annotation>
  </semantics>
</math>
</file>

<file path=Object 9/content.xml><?xml version="1.0" encoding="utf-8"?>
<math xmlns="http://www.w3.org/1998/Math/MathML" display="block">
  <semantics>
    <mrow>
      <mfrac>
        <mn>140</mn>
        <mn>520</mn>
      </mfrac>
      <mrow>
        <mspace width="2em"/>
        <mo stretchy="false">=</mo>
        <mspace width="2em"/>
      </mrow>
      <mfrac>
        <mn>7</mn>
        <mn>26</mn>
      </mfrac>
    </mrow>
    <annotation encoding="StarMath 5.0">{140}over{520} ~=~  { 7 } over{26 } </annotation>
  </semantics>
</math>
</file>